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30.18mm"/>
    </style:style>
    <style:style style:name="co3" style:family="table-column">
      <style:table-column-properties fo:break-before="auto" style:column-width="12.33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9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ctivation (FLUKA)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e7</text:p>
          </table:table-cell>
          <table:table-cell/>
          <table:table-cell office:value-type="string" calcext:value-type="string">
            <text:p>C10</text:p>
          </table:table-cell>
          <table:table-cell/>
          <table:table-cell office:value-type="string" calcext:value-type="string">
            <text:p>C11</text:p>
          </table:table-cell>
          <table:table-cell/>
          <table:table-cell office:value-type="string" calcext:value-type="string">
            <text:p>O14</text:p>
          </table:table-cell>
          <table:table-cell/>
          <table:table-cell office:value-type="string" calcext:value-type="string">
            <text:p>O15</text:p>
          </table:table-cell>
          <table:table-cell/>
          <table:table-cell office:value-type="string" calcext:value-type="string">
            <text:p>F17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thickness</text:p>
          </table:table-cell>
        </table:table-row>
        <table:table-row table:style-name="ro1">
          <table:table-cell office:value-type="float" office:value="0.0006676" calcext:value-type="float">
            <text:p>0.0006676</text:p>
          </table:table-cell>
          <table:table-cell table:formula="of:=SQRT([.A2]*10000000)/10000000" office:value-type="float" office:value="0.0000081706792863262" calcext:value-type="float">
            <text:p>8.1706792863262E-06</text:p>
          </table:table-cell>
          <table:table-cell office:value-type="float" office:value="0.0001067" calcext:value-type="float">
            <text:p>0.0001067</text:p>
          </table:table-cell>
          <table:table-cell table:formula="of:=SQRT([.C2]*10000000)/10000000" office:value-type="float" office:value="0.00000326649659421222" calcext:value-type="float">
            <text:p>3.26649659421222E-06</text:p>
          </table:table-cell>
          <table:table-cell office:value-type="float" office:value="0.0020323" calcext:value-type="float">
            <text:p>0.0020323</text:p>
          </table:table-cell>
          <table:table-cell table:formula="of:=SQRT([.E2]*10000000)/10000000" office:value-type="float" office:value="0.0000142558759815032" calcext:value-type="float">
            <text:p>1.42558759815032E-05</text:p>
          </table:table-cell>
          <table:table-cell office:value-type="float" office:value="0.000024" calcext:value-type="float">
            <text:p>2.4E-05</text:p>
          </table:table-cell>
          <table:table-cell table:formula="of:=SQRT([.G2]*10000000)/10000000" office:value-type="float" office:value="0.00000154919333848297" calcext:value-type="float">
            <text:p>1.54919333848297E-06</text:p>
          </table:table-cell>
          <table:table-cell office:value-type="float" office:value="0.0004949" calcext:value-type="float">
            <text:p>0.0004949</text:p>
          </table:table-cell>
          <table:table-cell table:formula="of:=SQRT([.I2]*10000000)/10000000" office:value-type="float" office:value="0.00000703491293478462" calcext:value-type="float">
            <text:p>7.03491293478462E-06</text:p>
          </table:table-cell>
          <table:table-cell office:value-type="float" office:value="0" calcext:value-type="float">
            <text:p>0</text:p>
          </table:table-cell>
          <table:table-cell table:formula="of:=SQRT([.K2]*10000000)/10000000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869" calcext:value-type="float">
            <text:p>0.0006869</text:p>
          </table:table-cell>
          <table:table-cell table:formula="of:=SQRT([.A3]*10000000)/10000000" office:value-type="float" office:value="0.00000828794304999739" calcext:value-type="float">
            <text:p>8.28794304999739E-06</text:p>
          </table:table-cell>
          <table:table-cell office:value-type="float" office:value="0.0001096" calcext:value-type="float">
            <text:p>0.0001096</text:p>
          </table:table-cell>
          <table:table-cell table:formula="of:=SQRT([.C3]*10000000)/10000000" office:value-type="float" office:value="0.00000331058907144937" calcext:value-type="float">
            <text:p>3.31058907144937E-06</text:p>
          </table:table-cell>
          <table:table-cell office:value-type="float" office:value="0.0020381" calcext:value-type="float">
            <text:p>0.0020381</text:p>
          </table:table-cell>
          <table:table-cell table:formula="of:=SQRT([.E3]*10000000)/10000000" office:value-type="float" office:value="0.0000142762039772483" calcext:value-type="float">
            <text:p>1.42762039772483E-05</text:p>
          </table:table-cell>
          <table:table-cell office:value-type="float" office:value="0.0000229" calcext:value-type="float">
            <text:p>2.29E-05</text:p>
          </table:table-cell>
          <table:table-cell table:formula="of:=SQRT([.G3]*10000000)/10000000" office:value-type="float" office:value="0.00000151327459504216" calcext:value-type="float">
            <text:p>1.51327459504216E-06</text:p>
          </table:table-cell>
          <table:table-cell office:value-type="float" office:value="0.000502" calcext:value-type="float">
            <text:p>0.000502</text:p>
          </table:table-cell>
          <table:table-cell table:formula="of:=SQRT([.I3]*10000000)/10000000" office:value-type="float" office:value="0.00000708519583356734" calcext:value-type="float">
            <text:p>7.08519583356734E-06</text:p>
          </table:table-cell>
          <table:table-cell office:value-type="float" office:value="0" calcext:value-type="float">
            <text:p>0</text:p>
          </table:table-cell>
          <table:table-cell table:formula="of:=SQRT([.K3]*10000000)/10000000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853" calcext:value-type="float">
            <text:p>0.0006853</text:p>
          </table:table-cell>
          <table:table-cell table:formula="of:=SQRT([.A4]*10000000)/10000000" office:value-type="float" office:value="0.00000827828484651259" calcext:value-type="float">
            <text:p>8.27828484651259E-06</text:p>
          </table:table-cell>
          <table:table-cell office:value-type="float" office:value="0.000104" calcext:value-type="float">
            <text:p>0.000104</text:p>
          </table:table-cell>
          <table:table-cell table:formula="of:=SQRT([.C4]*10000000)/10000000" office:value-type="float" office:value="0.00000322490309931942" calcext:value-type="float">
            <text:p>3.22490309931942E-06</text:p>
          </table:table-cell>
          <table:table-cell office:value-type="float" office:value="0.0020568" calcext:value-type="float">
            <text:p>0.0020568</text:p>
          </table:table-cell>
          <table:table-cell table:formula="of:=SQRT([.E4]*10000000)/10000000" office:value-type="float" office:value="0.000014341548033598" calcext:value-type="float">
            <text:p>1.4341548033598E-05</text:p>
          </table:table-cell>
          <table:table-cell office:value-type="float" office:value="0.0000258" calcext:value-type="float">
            <text:p>2.58E-05</text:p>
          </table:table-cell>
          <table:table-cell table:formula="of:=SQRT([.G4]*10000000)/10000000" office:value-type="float" office:value="0.0000016062378404209" calcext:value-type="float">
            <text:p>1.6062378404209E-06</text:p>
          </table:table-cell>
          <table:table-cell office:value-type="float" office:value="0.0005039" calcext:value-type="float">
            <text:p>0.0005039</text:p>
          </table:table-cell>
          <table:table-cell table:formula="of:=SQRT([.I4]*10000000)/10000000" office:value-type="float" office:value="0.00000709859140956852" calcext:value-type="float">
            <text:p>7.09859140956852E-06</text:p>
          </table:table-cell>
          <table:table-cell office:value-type="float" office:value="0" calcext:value-type="float">
            <text:p>0</text:p>
          </table:table-cell>
          <table:table-cell table:formula="of:=SQRT([.K4]*10000000)/10000000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7374" calcext:value-type="float">
            <text:p>0.0007374</text:p>
          </table:table-cell>
          <table:table-cell table:formula="of:=SQRT([.A5]*10000000)/10000000" office:value-type="float" office:value="0.0000085871997764114" calcext:value-type="float">
            <text:p>8.5871997764114E-06</text:p>
          </table:table-cell>
          <table:table-cell office:value-type="float" office:value="0.0000971" calcext:value-type="float">
            <text:p>9.71E-05</text:p>
          </table:table-cell>
          <table:table-cell table:formula="of:=SQRT([.C5]*10000000)/10000000" office:value-type="float" office:value="0.00000311608729017658" calcext:value-type="float">
            <text:p>3.11608729017658E-06</text:p>
          </table:table-cell>
          <table:table-cell office:value-type="float" office:value="0.0021081" calcext:value-type="float">
            <text:p>0.0021081</text:p>
          </table:table-cell>
          <table:table-cell table:formula="of:=SQRT([.E5]*10000000)/10000000" office:value-type="float" office:value="0.0000145192975036673" calcext:value-type="float">
            <text:p>1.45192975036673E-05</text:p>
          </table:table-cell>
          <table:table-cell office:value-type="float" office:value="0.0000166" calcext:value-type="float">
            <text:p>1.66E-05</text:p>
          </table:table-cell>
          <table:table-cell table:formula="of:=SQRT([.G5]*10000000)/10000000" office:value-type="float" office:value="0.00000128840987267251" calcext:value-type="float">
            <text:p>1.28840987267251E-06</text:p>
          </table:table-cell>
          <table:table-cell office:value-type="float" office:value="0.0005086" calcext:value-type="float">
            <text:p>0.0005086</text:p>
          </table:table-cell>
          <table:table-cell table:formula="of:=SQRT([.I5]*10000000)/10000000" office:value-type="float" office:value="0.00000713161973187017" calcext:value-type="float">
            <text:p>7.13161973187017E-06</text:p>
          </table:table-cell>
          <table:table-cell office:value-type="float" office:value="0" calcext:value-type="float">
            <text:p>0</text:p>
          </table:table-cell>
          <table:table-cell table:formula="of:=SQRT([.K5]*10000000)/10000000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8764" calcext:value-type="float">
            <text:p>0.0008764</text:p>
          </table:table-cell>
          <table:table-cell table:formula="of:=SQRT([.A6]*10000000)/10000000" office:value-type="float" office:value="0.00000936162379077476" calcext:value-type="float">
            <text:p>9.36162379077476E-06</text:p>
          </table:table-cell>
          <table:table-cell office:value-type="float" office:value="0.0000787" calcext:value-type="float">
            <text:p>7.87E-05</text:p>
          </table:table-cell>
          <table:table-cell table:formula="of:=SQRT([.C6]*10000000)/10000000" office:value-type="float" office:value="0.00000280535202782111" calcext:value-type="float">
            <text:p>2.80535202782111E-06</text:p>
          </table:table-cell>
          <table:table-cell office:value-type="float" office:value="0.002282" calcext:value-type="float">
            <text:p>0.002282</text:p>
          </table:table-cell>
          <table:table-cell table:formula="of:=SQRT([.E6]*10000000)/10000000" office:value-type="float" office:value="0.0000151062900806254" calcext:value-type="float">
            <text:p>1.51062900806254E-05</text:p>
          </table:table-cell>
          <table:table-cell office:value-type="float" office:value="0.0000108" calcext:value-type="float">
            <text:p>1.08E-05</text:p>
          </table:table-cell>
          <table:table-cell table:formula="of:=SQRT([.G6]*10000000)/10000000" office:value-type="float" office:value="0.00000103923048454133" calcext:value-type="float">
            <text:p>1.03923048454133E-06</text:p>
          </table:table-cell>
          <table:table-cell office:value-type="float" office:value="0.0005064" calcext:value-type="float">
            <text:p>0.0005064</text:p>
          </table:table-cell>
          <table:table-cell table:formula="of:=SQRT([.I6]*10000000)/10000000" office:value-type="float" office:value="0.00000711617874986288" calcext:value-type="float">
            <text:p>7.11617874986288E-06</text:p>
          </table:table-cell>
          <table:table-cell office:value-type="float" office:value="0" calcext:value-type="float">
            <text:p>0</text:p>
          </table:table-cell>
          <table:table-cell table:formula="of:=SQRT([.K6]*10000000)/10000000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9484" calcext:value-type="float">
            <text:p>0.0009484</text:p>
          </table:table-cell>
          <table:table-cell table:formula="of:=SQRT([.A7]*10000000)/10000000" office:value-type="float" office:value="0.00000973858305915188" calcext:value-type="float">
            <text:p>9.73858305915188E-06</text:p>
          </table:table-cell>
          <table:table-cell office:value-type="float" office:value="0.0000581" calcext:value-type="float">
            <text:p>5.81E-05</text:p>
          </table:table-cell>
          <table:table-cell table:formula="of:=SQRT([.C7]*10000000)/10000000" office:value-type="float" office:value="0.00000241039415863879" calcext:value-type="float">
            <text:p>2.41039415863879E-06</text:p>
          </table:table-cell>
          <table:table-cell office:value-type="float" office:value="0.0025044" calcext:value-type="float">
            <text:p>0.0025044</text:p>
          </table:table-cell>
          <table:table-cell table:formula="of:=SQRT([.E7]*10000000)/10000000" office:value-type="float" office:value="0.0000158252962057587" calcext:value-type="float">
            <text:p>1.58252962057587E-05</text:p>
          </table:table-cell>
          <table:table-cell office:value-type="float" office:value="0.0000086" calcext:value-type="float">
            <text:p>8.6E-06</text:p>
          </table:table-cell>
          <table:table-cell table:formula="of:=SQRT([.G7]*10000000)/10000000" office:value-type="float" office:value="0.00000092736184954957" calcext:value-type="float">
            <text:p>9.2736184954957E-07</text:p>
          </table:table-cell>
          <table:table-cell office:value-type="float" office:value="0.0005648" calcext:value-type="float">
            <text:p>0.0005648</text:p>
          </table:table-cell>
          <table:table-cell table:formula="of:=SQRT([.I7]*10000000)/10000000" office:value-type="float" office:value="0.00000751531769122237" calcext:value-type="float">
            <text:p>7.51531769122237E-06</text:p>
          </table:table-cell>
          <table:table-cell office:value-type="float" office:value="0" calcext:value-type="float">
            <text:p>0</text:p>
          </table:table-cell>
          <table:table-cell table:formula="of:=SQRT([.K7]*10000000)/10000000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3409" calcext:value-type="float">
            <text:p>0.0013409</text:p>
          </table:table-cell>
          <table:table-cell table:formula="of:=SQRT([.A8]*10000000)/10000000" office:value-type="float" office:value="0.000011579723658188" calcext:value-type="float">
            <text:p>1.1579723658188E-05</text:p>
          </table:table-cell>
          <table:table-cell office:value-type="float" office:value="0.000213" calcext:value-type="float">
            <text:p>0.000213</text:p>
          </table:table-cell>
          <table:table-cell table:formula="of:=SQRT([.C8]*10000000)/10000000" office:value-type="float" office:value="0.00000461519230368573" calcext:value-type="float">
            <text:p>4.61519230368573E-06</text:p>
          </table:table-cell>
          <table:table-cell office:value-type="float" office:value="0.0040725" calcext:value-type="float">
            <text:p>0.0040725</text:p>
          </table:table-cell>
          <table:table-cell table:formula="of:=SQRT([.E8]*10000000)/10000000" office:value-type="float" office:value="0.0000201804360706106" calcext:value-type="float">
            <text:p>2.01804360706106E-05</text:p>
          </table:table-cell>
          <table:table-cell office:value-type="float" office:value="0.0000511" calcext:value-type="float">
            <text:p>5.11E-05</text:p>
          </table:table-cell>
          <table:table-cell table:formula="of:=SQRT([.G8]*10000000)/10000000" office:value-type="float" office:value="0.00000226053091109146" calcext:value-type="float">
            <text:p>2.26053091109146E-06</text:p>
          </table:table-cell>
          <table:table-cell office:value-type="float" office:value="0.0009962" calcext:value-type="float">
            <text:p>0.0009962</text:p>
          </table:table-cell>
          <table:table-cell table:formula="of:=SQRT([.I8]*10000000)/10000000" office:value-type="float" office:value="0.00000998098191562333" calcext:value-type="float">
            <text:p>9.98098191562333E-06</text:p>
          </table:table-cell>
          <table:table-cell office:value-type="float" office:value="0" calcext:value-type="float">
            <text:p>0</text:p>
          </table:table-cell>
          <table:table-cell table:formula="of:=SQRT([.K8]*10000000)/10000000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928" calcext:value-type="float">
            <text:p>0.0013928</text:p>
          </table:table-cell>
          <table:table-cell table:formula="of:=SQRT([.A9]*10000000)/10000000" office:value-type="float" office:value="0.0000118016947935455" calcext:value-type="float">
            <text:p>1.18016947935455E-05</text:p>
          </table:table-cell>
          <table:table-cell office:value-type="float" office:value="0.0002182" calcext:value-type="float">
            <text:p>0.0002182</text:p>
          </table:table-cell>
          <table:table-cell table:formula="of:=SQRT([.C9]*10000000)/10000000" office:value-type="float" office:value="0.00000467118828565067" calcext:value-type="float">
            <text:p>4.67118828565067E-06</text:p>
          </table:table-cell>
          <table:table-cell office:value-type="float" office:value="0.0040855" calcext:value-type="float">
            <text:p>0.0040855</text:p>
          </table:table-cell>
          <table:table-cell table:formula="of:=SQRT([.E9]*10000000)/10000000" office:value-type="float" office:value="0.0000202126198203004" calcext:value-type="float">
            <text:p>2.02126198203004E-05</text:p>
          </table:table-cell>
          <table:table-cell office:value-type="float" office:value="0.0000525" calcext:value-type="float">
            <text:p>5.25E-05</text:p>
          </table:table-cell>
          <table:table-cell table:formula="of:=SQRT([.G9]*10000000)/10000000" office:value-type="float" office:value="0.00000229128784747792" calcext:value-type="float">
            <text:p>2.29128784747792E-06</text:p>
          </table:table-cell>
          <table:table-cell office:value-type="float" office:value="0.0010217" calcext:value-type="float">
            <text:p>0.0010217</text:p>
          </table:table-cell>
          <table:table-cell table:formula="of:=SQRT([.I9]*10000000)/10000000" office:value-type="float" office:value="0.0000101079176886241" calcext:value-type="float">
            <text:p>1.01079176886241E-05</text:p>
          </table:table-cell>
          <table:table-cell office:value-type="float" office:value="0" calcext:value-type="float">
            <text:p>0</text:p>
          </table:table-cell>
          <table:table-cell table:formula="of:=SQRT([.K9]*10000000)/10000000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847" calcext:value-type="float">
            <text:p>0.0013847</text:p>
          </table:table-cell>
          <table:table-cell table:formula="of:=SQRT([.A10]*10000000)/10000000" office:value-type="float" office:value="0.0000117673276490459" calcext:value-type="float">
            <text:p>1.17673276490459E-05</text:p>
          </table:table-cell>
          <table:table-cell office:value-type="float" office:value="0.0002103" calcext:value-type="float">
            <text:p>0.0002103</text:p>
          </table:table-cell>
          <table:table-cell table:formula="of:=SQRT([.C10]*10000000)/10000000" office:value-type="float" office:value="0.00000458584779511924" calcext:value-type="float">
            <text:p>4.58584779511924E-06</text:p>
          </table:table-cell>
          <table:table-cell office:value-type="float" office:value="0.0041793" calcext:value-type="float">
            <text:p>0.0041793</text:p>
          </table:table-cell>
          <table:table-cell table:formula="of:=SQRT([.E10]*10000000)/10000000" office:value-type="float" office:value="0.000020443336322626" calcext:value-type="float">
            <text:p>2.0443336322626E-05</text:p>
          </table:table-cell>
          <table:table-cell office:value-type="float" office:value="0.0000443" calcext:value-type="float">
            <text:p>4.43E-05</text:p>
          </table:table-cell>
          <table:table-cell table:formula="of:=SQRT([.G10]*10000000)/10000000" office:value-type="float" office:value="0.00000210475651798492" calcext:value-type="float">
            <text:p>2.10475651798492E-06</text:p>
          </table:table-cell>
          <table:table-cell office:value-type="float" office:value="0.0009886" calcext:value-type="float">
            <text:p>0.0009886</text:p>
          </table:table-cell>
          <table:table-cell table:formula="of:=SQRT([.I10]*10000000)/10000000" office:value-type="float" office:value="0.0000099428366173844" calcext:value-type="float">
            <text:p>9.9428366173844E-06</text:p>
          </table:table-cell>
          <table:table-cell office:value-type="float" office:value="0" calcext:value-type="float">
            <text:p>0</text:p>
          </table:table-cell>
          <table:table-cell table:formula="of:=SQRT([.K10]*10000000)/10000000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924" calcext:value-type="float">
            <text:p>0.0014924</text:p>
          </table:table-cell>
          <table:table-cell table:formula="of:=SQRT([.A11]*10000000)/10000000" office:value-type="float" office:value="0.0000122163824432604" calcext:value-type="float">
            <text:p>1.22163824432604E-05</text:p>
          </table:table-cell>
          <table:table-cell office:value-type="float" office:value="0.0001911" calcext:value-type="float">
            <text:p>0.0001911</text:p>
          </table:table-cell>
          <table:table-cell table:formula="of:=SQRT([.C11]*10000000)/10000000" office:value-type="float" office:value="0.00000437149859887888" calcext:value-type="float">
            <text:p>4.37149859887888E-06</text:p>
          </table:table-cell>
          <table:table-cell office:value-type="float" office:value="0.0043007" calcext:value-type="float">
            <text:p>0.0043007</text:p>
          </table:table-cell>
          <table:table-cell table:formula="of:=SQRT([.E11]*10000000)/10000000" office:value-type="float" office:value="0.0000207381291345193" calcext:value-type="float">
            <text:p>2.07381291345193E-05</text:p>
          </table:table-cell>
          <table:table-cell office:value-type="float" office:value="0.000038" calcext:value-type="float">
            <text:p>3.8E-05</text:p>
          </table:table-cell>
          <table:table-cell table:formula="of:=SQRT([.G11]*10000000)/10000000" office:value-type="float" office:value="0.00000194935886896179" calcext:value-type="float">
            <text:p>1.94935886896179E-06</text:p>
          </table:table-cell>
          <table:table-cell office:value-type="float" office:value="0.0010049" calcext:value-type="float">
            <text:p>0.0010049</text:p>
          </table:table-cell>
          <table:table-cell table:formula="of:=SQRT([.I11]*10000000)/10000000" office:value-type="float" office:value="0.0000100244700608062" calcext:value-type="float">
            <text:p>1.00244700608062E-05</text:p>
          </table:table-cell>
          <table:table-cell office:value-type="float" office:value="0" calcext:value-type="float">
            <text:p>0</text:p>
          </table:table-cell>
          <table:table-cell table:formula="of:=SQRT([.K11]*10000000)/10000000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855" calcext:value-type="float">
            <text:p>0.0017855</text:p>
          </table:table-cell>
          <table:table-cell table:formula="of:=SQRT([.A12]*10000000)/10000000" office:value-type="float" office:value="0.0000133622602878405" calcext:value-type="float">
            <text:p>1.33622602878405E-05</text:p>
          </table:table-cell>
          <table:table-cell office:value-type="float" office:value="0.0001492" calcext:value-type="float">
            <text:p>0.0001492</text:p>
          </table:table-cell>
          <table:table-cell table:formula="of:=SQRT([.C12]*10000000)/10000000" office:value-type="float" office:value="0.00000386264158316559" calcext:value-type="float">
            <text:p>3.86264158316559E-06</text:p>
          </table:table-cell>
          <table:table-cell office:value-type="float" office:value="0.0046009" calcext:value-type="float">
            <text:p>0.0046009</text:p>
          </table:table-cell>
          <table:table-cell table:formula="of:=SQRT([.E12]*10000000)/10000000" office:value-type="float" office:value="0.0000214497086227296" calcext:value-type="float">
            <text:p>2.14497086227296E-05</text:p>
          </table:table-cell>
          <table:table-cell office:value-type="float" office:value="0.0000238" calcext:value-type="float">
            <text:p>2.38E-05</text:p>
          </table:table-cell>
          <table:table-cell table:formula="of:=SQRT([.G12]*10000000)/10000000" office:value-type="float" office:value="0.00000154272486205415" calcext:value-type="float">
            <text:p>1.54272486205415E-06</text:p>
          </table:table-cell>
          <table:table-cell office:value-type="float" office:value="0.0010294" calcext:value-type="float">
            <text:p>0.0010294</text:p>
          </table:table-cell>
          <table:table-cell table:formula="of:=SQRT([.I12]*10000000)/10000000" office:value-type="float" office:value="0.0000101459351466486" calcext:value-type="float">
            <text:p>1.01459351466486E-05</text:p>
          </table:table-cell>
          <table:table-cell office:value-type="float" office:value="0" calcext:value-type="float">
            <text:p>0</text:p>
          </table:table-cell>
          <table:table-cell table:formula="of:=SQRT([.K12]*10000000)/10000000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909" calcext:value-type="float">
            <text:p>0.0017909</text:p>
          </table:table-cell>
          <table:table-cell table:formula="of:=SQRT([.A13]*10000000)/10000000" office:value-type="float" office:value="0.0000133824511955023" calcext:value-type="float">
            <text:p>1.33824511955023E-05</text:p>
          </table:table-cell>
          <table:table-cell office:value-type="float" office:value="0.0001046" calcext:value-type="float">
            <text:p>0.0001046</text:p>
          </table:table-cell>
          <table:table-cell table:formula="of:=SQRT([.C13]*10000000)/10000000" office:value-type="float" office:value="0.00000323419232575925" calcext:value-type="float">
            <text:p>3.23419232575925E-06</text:p>
          </table:table-cell>
          <table:table-cell office:value-type="float" office:value="0.0049913" calcext:value-type="float">
            <text:p>0.0049913</text:p>
          </table:table-cell>
          <table:table-cell table:formula="of:=SQRT([.E13]*10000000)/10000000" office:value-type="float" office:value="0.0000223412175138241" calcext:value-type="float">
            <text:p>2.23412175138241E-05</text:p>
          </table:table-cell>
          <table:table-cell office:value-type="float" office:value="0.0000119" calcext:value-type="float">
            <text:p>1.19E-05</text:p>
          </table:table-cell>
          <table:table-cell table:formula="of:=SQRT([.G13]*10000000)/10000000" office:value-type="float" office:value="0.00000109087121146357" calcext:value-type="float">
            <text:p>1.09087121146357E-06</text:p>
          </table:table-cell>
          <table:table-cell office:value-type="float" office:value="0.0011143" calcext:value-type="float">
            <text:p>0.0011143</text:p>
          </table:table-cell>
          <table:table-cell table:formula="of:=SQRT([.I13]*10000000)/10000000" office:value-type="float" office:value="0.0000105560409245133" calcext:value-type="float">
            <text:p>1.05560409245133E-05</text:p>
          </table:table-cell>
          <table:table-cell office:value-type="float" office:value="0" calcext:value-type="float">
            <text:p>0</text:p>
          </table:table-cell>
          <table:table-cell table:formula="of:=SQRT([.K13]*10000000)/10000000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314" calcext:value-type="float">
            <text:p>0.0020314</text:p>
          </table:table-cell>
          <table:table-cell table:formula="of:=SQRT([.A14]*10000000)/10000000" office:value-type="float" office:value="0.0000142527190388361" calcext:value-type="float">
            <text:p>1.42527190388361E-05</text:p>
          </table:table-cell>
          <table:table-cell office:value-type="float" office:value="0.0003325" calcext:value-type="float">
            <text:p>0.0003325</text:p>
          </table:table-cell>
          <table:table-cell table:formula="of:=SQRT([.C14]*10000000)/10000000" office:value-type="float" office:value="0.0000057662812973354" calcext:value-type="float">
            <text:p>5.7662812973354E-06</text:p>
          </table:table-cell>
          <table:table-cell office:value-type="float" office:value="0.0061353" calcext:value-type="float">
            <text:p>0.0061353</text:p>
          </table:table-cell>
          <table:table-cell table:formula="of:=SQRT([.E14]*10000000)/10000000" office:value-type="float" office:value="0.0000247695377429616" calcext:value-type="float">
            <text:p>2.47695377429616E-05</text:p>
          </table:table-cell>
          <table:table-cell office:value-type="float" office:value="0.0000815" calcext:value-type="float">
            <text:p>8.15E-05</text:p>
          </table:table-cell>
          <table:table-cell table:formula="of:=SQRT([.G14]*10000000)/10000000" office:value-type="float" office:value="0.00000285482048472404" calcext:value-type="float">
            <text:p>2.85482048472404E-06</text:p>
          </table:table-cell>
          <table:table-cell office:value-type="float" office:value="0.0014948" calcext:value-type="float">
            <text:p>0.0014948</text:p>
          </table:table-cell>
          <table:table-cell table:formula="of:=SQRT([.I14]*10000000)/10000000" office:value-type="float" office:value="0.0000122262013724623" calcext:value-type="float">
            <text:p>1.22262013724623E-05</text:p>
          </table:table-cell>
          <table:table-cell office:value-type="float" office:value="0" calcext:value-type="float">
            <text:p>0</text:p>
          </table:table-cell>
          <table:table-cell table:formula="of:=SQRT([.K14]*10000000)/10000000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20514" calcext:value-type="float">
            <text:p>0.0020514</text:p>
          </table:table-cell>
          <table:table-cell table:formula="of:=SQRT([.A15]*10000000)/10000000" office:value-type="float" office:value="0.0000143227092409223" calcext:value-type="float">
            <text:p>1.43227092409223E-05</text:p>
          </table:table-cell>
          <table:table-cell office:value-type="float" office:value="0.0003198" calcext:value-type="float">
            <text:p>0.0003198</text:p>
          </table:table-cell>
          <table:table-cell table:formula="of:=SQRT([.C15]*10000000)/10000000" office:value-type="float" office:value="0.00000565508620623948" calcext:value-type="float">
            <text:p>5.65508620623948E-06</text:p>
          </table:table-cell>
          <table:table-cell office:value-type="float" office:value="0.0062165" calcext:value-type="float">
            <text:p>0.0062165</text:p>
          </table:table-cell>
          <table:table-cell table:formula="of:=SQRT([.E15]*10000000)/10000000" office:value-type="float" office:value="0.0000249329099785805" calcext:value-type="float">
            <text:p>2.49329099785805E-05</text:p>
          </table:table-cell>
          <table:table-cell office:value-type="float" office:value="0.0000804" calcext:value-type="float">
            <text:p>8.04E-05</text:p>
          </table:table-cell>
          <table:table-cell table:formula="of:=SQRT([.G15]*10000000)/10000000" office:value-type="float" office:value="0.00000283548937575157" calcext:value-type="float">
            <text:p>2.83548937575157E-06</text:p>
          </table:table-cell>
          <table:table-cell office:value-type="float" office:value="0.0014993" calcext:value-type="float">
            <text:p>0.0014993</text:p>
          </table:table-cell>
          <table:table-cell table:formula="of:=SQRT([.I15]*10000000)/10000000" office:value-type="float" office:value="0.0000122445906424021" calcext:value-type="float">
            <text:p>1.22445906424021E-05</text:p>
          </table:table-cell>
          <table:table-cell office:value-type="float" office:value="0" calcext:value-type="float">
            <text:p>0</text:p>
          </table:table-cell>
          <table:table-cell table:formula="of:=SQRT([.K15]*10000000)/10000000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20897" calcext:value-type="float">
            <text:p>0.0020897</text:p>
          </table:table-cell>
          <table:table-cell table:formula="of:=SQRT([.A16]*10000000)/10000000" office:value-type="float" office:value="0.0000144557946858691" calcext:value-type="float">
            <text:p>1.44557946858691E-05</text:p>
          </table:table-cell>
          <table:table-cell office:value-type="float" office:value="0.0003139" calcext:value-type="float">
            <text:p>0.0003139</text:p>
          </table:table-cell>
          <table:table-cell table:formula="of:=SQRT([.C16]*10000000)/10000000" office:value-type="float" office:value="0.00000560267793113258" calcext:value-type="float">
            <text:p>5.60267793113258E-06</text:p>
          </table:table-cell>
          <table:table-cell office:value-type="float" office:value="0.006288" calcext:value-type="float">
            <text:p>0.006288</text:p>
          </table:table-cell>
          <table:table-cell table:formula="of:=SQRT([.E16]*10000000)/10000000" office:value-type="float" office:value="0.000025075884829852" calcext:value-type="float">
            <text:p>2.5075884829852E-05</text:p>
          </table:table-cell>
          <table:table-cell office:value-type="float" office:value="0.0000743" calcext:value-type="float">
            <text:p>7.43E-05</text:p>
          </table:table-cell>
          <table:table-cell table:formula="of:=SQRT([.G16]*10000000)/10000000" office:value-type="float" office:value="0.0000027258026340878" calcext:value-type="float">
            <text:p>2.7258026340878E-06</text:p>
          </table:table-cell>
          <table:table-cell office:value-type="float" office:value="0.0015046" calcext:value-type="float">
            <text:p>0.0015046</text:p>
          </table:table-cell>
          <table:table-cell table:formula="of:=SQRT([.I16]*10000000)/10000000" office:value-type="float" office:value="0.0000122662137597549" calcext:value-type="float">
            <text:p>1.22662137597549E-05</text:p>
          </table:table-cell>
          <table:table-cell office:value-type="float" office:value="0" calcext:value-type="float">
            <text:p>0</text:p>
          </table:table-cell>
          <table:table-cell table:formula="of:=SQRT([.K16]*10000000)/10000000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22638" calcext:value-type="float">
            <text:p>0.0022638</text:p>
          </table:table-cell>
          <table:table-cell table:formula="of:=SQRT([.A17]*10000000)/10000000" office:value-type="float" office:value="0.0000150459296821433" calcext:value-type="float">
            <text:p>1.50459296821433E-05</text:p>
          </table:table-cell>
          <table:table-cell office:value-type="float" office:value="0.0002873" calcext:value-type="float">
            <text:p>0.0002873</text:p>
          </table:table-cell>
          <table:table-cell table:formula="of:=SQRT([.C17]*10000000)/10000000" office:value-type="float" office:value="0.00000536003731330296" calcext:value-type="float">
            <text:p>5.36003731330296E-06</text:p>
          </table:table-cell>
          <table:table-cell office:value-type="float" office:value="0.0064397" calcext:value-type="float">
            <text:p>0.0064397</text:p>
          </table:table-cell>
          <table:table-cell table:formula="of:=SQRT([.E17]*10000000)/10000000" office:value-type="float" office:value="0.0000253765639912105" calcext:value-type="float">
            <text:p>2.53765639912105E-05</text:p>
          </table:table-cell>
          <table:table-cell office:value-type="float" office:value="0.000051" calcext:value-type="float">
            <text:p>5.1E-05</text:p>
          </table:table-cell>
          <table:table-cell table:formula="of:=SQRT([.G17]*10000000)/10000000" office:value-type="float" office:value="0.00000225831795812724" calcext:value-type="float">
            <text:p>2.25831795812724E-06</text:p>
          </table:table-cell>
          <table:table-cell office:value-type="float" office:value="0.0015222" calcext:value-type="float">
            <text:p>0.0015222</text:p>
          </table:table-cell>
          <table:table-cell table:formula="of:=SQRT([.I17]*10000000)/10000000" office:value-type="float" office:value="0.0000123377469580147" calcext:value-type="float">
            <text:p>1.23377469580147E-05</text:p>
          </table:table-cell>
          <table:table-cell office:value-type="float" office:value="0" calcext:value-type="float">
            <text:p>0</text:p>
          </table:table-cell>
          <table:table-cell table:formula="of:=SQRT([.K17]*10000000)/10000000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27071" calcext:value-type="float">
            <text:p>0.0027071</text:p>
          </table:table-cell>
          <table:table-cell table:formula="of:=SQRT([.A18]*10000000)/10000000" office:value-type="float" office:value="0.0000164532671527572" calcext:value-type="float">
            <text:p>1.64532671527572E-05</text:p>
          </table:table-cell>
          <table:table-cell office:value-type="float" office:value="0.0002115" calcext:value-type="float">
            <text:p>0.0002115</text:p>
          </table:table-cell>
          <table:table-cell table:formula="of:=SQRT([.C18]*10000000)/10000000" office:value-type="float" office:value="0.00000459891291502677" calcext:value-type="float">
            <text:p>4.59891291502677E-06</text:p>
          </table:table-cell>
          <table:table-cell office:value-type="float" office:value="0.0069907" calcext:value-type="float">
            <text:p>0.0069907</text:p>
          </table:table-cell>
          <table:table-cell table:formula="of:=SQRT([.E18]*10000000)/10000000" office:value-type="float" office:value="0.0000264399319212437" calcext:value-type="float">
            <text:p>2.64399319212437E-05</text:p>
          </table:table-cell>
          <table:table-cell office:value-type="float" office:value="0.0000342" calcext:value-type="float">
            <text:p>3.42E-05</text:p>
          </table:table-cell>
          <table:table-cell table:formula="of:=SQRT([.G18]*10000000)/10000000" office:value-type="float" office:value="0.00000184932420089069" calcext:value-type="float">
            <text:p>1.84932420089069E-06</text:p>
          </table:table-cell>
          <table:table-cell office:value-type="float" office:value="0.0015964" calcext:value-type="float">
            <text:p>0.0015964</text:p>
          </table:table-cell>
          <table:table-cell table:formula="of:=SQRT([.I18]*10000000)/10000000" office:value-type="float" office:value="0.0000126348723776697" calcext:value-type="float">
            <text:p>1.26348723776697E-05</text:p>
          </table:table-cell>
          <table:table-cell office:value-type="float" office:value="0" calcext:value-type="float">
            <text:p>0</text:p>
          </table:table-cell>
          <table:table-cell table:formula="of:=SQRT([.K18]*10000000)/10000000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22707" calcext:value-type="float">
            <text:p>0.0022707</text:p>
          </table:table-cell>
          <table:table-cell table:formula="of:=SQRT([.A19]*10000000)/10000000" office:value-type="float" office:value="0.0000150688420258492" calcext:value-type="float">
            <text:p>1.50688420258492E-05</text:p>
          </table:table-cell>
          <table:table-cell office:value-type="float" office:value="0.000131" calcext:value-type="float">
            <text:p>0.000131</text:p>
          </table:table-cell>
          <table:table-cell table:formula="of:=SQRT([.C19]*10000000)/10000000" office:value-type="float" office:value="0.00000361939221417077" calcext:value-type="float">
            <text:p>3.61939221417077E-06</text:p>
          </table:table-cell>
          <table:table-cell office:value-type="float" office:value="0.0067266" calcext:value-type="float">
            <text:p>0.0067266</text:p>
          </table:table-cell>
          <table:table-cell table:formula="of:=SQRT([.E19]*10000000)/10000000" office:value-type="float" office:value="0.0000259356896958612" calcext:value-type="float">
            <text:p>2.59356896958612E-05</text:p>
          </table:table-cell>
          <table:table-cell office:value-type="float" office:value="0.0000133" calcext:value-type="float">
            <text:p>1.33E-05</text:p>
          </table:table-cell>
          <table:table-cell table:formula="of:=SQRT([.G19]*10000000)/10000000" office:value-type="float" office:value="0.00000115325625946708" calcext:value-type="float">
            <text:p>1.15325625946708E-06</text:p>
          </table:table-cell>
          <table:table-cell office:value-type="float" office:value="0.0015139" calcext:value-type="float">
            <text:p>0.0015139</text:p>
          </table:table-cell>
          <table:table-cell table:formula="of:=SQRT([.I19]*10000000)/10000000" office:value-type="float" office:value="0.0000123040643691424" calcext:value-type="float">
            <text:p>1.23040643691424E-05</text:p>
          </table:table-cell>
          <table:table-cell office:value-type="float" office:value="0.0000001" calcext:value-type="float">
            <text:p>1E-07</text:p>
          </table:table-cell>
          <table:table-cell table:formula="of:=SQRT([.K19]*10000000)/10000000" office:value-type="float" office:value="0.0000001" calcext:value-type="float">
            <text:p>1E-07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33847" calcext:value-type="float">
            <text:p>0.0033847</text:p>
          </table:table-cell>
          <table:table-cell table:formula="of:=SQRT([.A20]*10000000)/10000000" office:value-type="float" office:value="0.0000183975541852715" calcext:value-type="float">
            <text:p>1.83975541852715E-05</text:p>
          </table:table-cell>
          <table:table-cell office:value-type="float" office:value="0.0005501" calcext:value-type="float">
            <text:p>0.0005501</text:p>
          </table:table-cell>
          <table:table-cell table:formula="of:=SQRT([.C20]*10000000)/10000000" office:value-type="float" office:value="0.00000741687265631546" calcext:value-type="float">
            <text:p>7.41687265631546E-06</text:p>
          </table:table-cell>
          <table:table-cell office:value-type="float" office:value="0.010397" calcext:value-type="float">
            <text:p>0.010397</text:p>
          </table:table-cell>
          <table:table-cell table:formula="of:=SQRT([.E20]*10000000)/10000000" office:value-type="float" office:value="0.0000322443793551682" calcext:value-type="float">
            <text:p>3.22443793551682E-05</text:p>
          </table:table-cell>
          <table:table-cell office:value-type="float" office:value="0.0001266" calcext:value-type="float">
            <text:p>0.0001266</text:p>
          </table:table-cell>
          <table:table-cell table:formula="of:=SQRT([.G20]*10000000)/10000000" office:value-type="float" office:value="0.00000355808937493144" calcext:value-type="float">
            <text:p>3.55808937493144E-06</text:p>
          </table:table-cell>
          <table:table-cell office:value-type="float" office:value="0.0025349" calcext:value-type="float">
            <text:p>0.0025349</text:p>
          </table:table-cell>
          <table:table-cell table:formula="of:=SQRT([.I20]*10000000)/10000000" office:value-type="float" office:value="0.0000159213692878471" calcext:value-type="float">
            <text:p>1.59213692878471E-05</text:p>
          </table:table-cell>
          <table:table-cell office:value-type="float" office:value="0" calcext:value-type="float">
            <text:p>0</text:p>
          </table:table-cell>
          <table:table-cell table:formula="of:=SQRT([.K20]*10000000)/10000000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34145" calcext:value-type="float">
            <text:p>0.0034145</text:p>
          </table:table-cell>
          <table:table-cell table:formula="of:=SQRT([.A21]*10000000)/10000000" office:value-type="float" office:value="0.0000184783657286027" calcext:value-type="float">
            <text:p>1.84783657286027E-05</text:p>
          </table:table-cell>
          <table:table-cell office:value-type="float" office:value="0.0005439" calcext:value-type="float">
            <text:p>0.0005439</text:p>
          </table:table-cell>
          <table:table-cell table:formula="of:=SQRT([.C21]*10000000)/10000000" office:value-type="float" office:value="0.00000737495762699692" calcext:value-type="float">
            <text:p>7.37495762699692E-06</text:p>
          </table:table-cell>
          <table:table-cell office:value-type="float" office:value="0.010336" calcext:value-type="float">
            <text:p>0.010336</text:p>
          </table:table-cell>
          <table:table-cell table:formula="of:=SQRT([.E21]*10000000)/10000000" office:value-type="float" office:value="0.0000321496500758562" calcext:value-type="float">
            <text:p>3.21496500758562E-05</text:p>
          </table:table-cell>
          <table:table-cell office:value-type="float" office:value="0.0001239" calcext:value-type="float">
            <text:p>0.0001239</text:p>
          </table:table-cell>
          <table:table-cell table:formula="of:=SQRT([.G21]*10000000)/10000000" office:value-type="float" office:value="0.00000351994318135961" calcext:value-type="float">
            <text:p>3.51994318135961E-06</text:p>
          </table:table-cell>
          <table:table-cell office:value-type="float" office:value="0.0024958" calcext:value-type="float">
            <text:p>0.0024958</text:p>
          </table:table-cell>
          <table:table-cell table:formula="of:=SQRT([.I21]*10000000)/10000000" office:value-type="float" office:value="0.0000157981011517207" calcext:value-type="float">
            <text:p>1.57981011517207E-05</text:p>
          </table:table-cell>
          <table:table-cell office:value-type="float" office:value="0.0000001" calcext:value-type="float">
            <text:p>1E-07</text:p>
          </table:table-cell>
          <table:table-cell table:formula="of:=SQRT([.K21]*10000000)/10000000" office:value-type="float" office:value="0.0000001" calcext:value-type="float">
            <text:p>1E-07</text:p>
          </table:table-cell>
          <table:table-cell office:value-type="float" office:value="0.23" calcext:value-type="float">
            <text:p>0.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35299" calcext:value-type="float">
            <text:p>0.0035299</text:p>
          </table:table-cell>
          <table:table-cell table:formula="of:=SQRT([.A22]*10000000)/10000000" office:value-type="float" office:value="0.0000187880281030235" calcext:value-type="float">
            <text:p>1.87880281030235E-05</text:p>
          </table:table-cell>
          <table:table-cell office:value-type="float" office:value="0.0005147" calcext:value-type="float">
            <text:p>0.0005147</text:p>
          </table:table-cell>
          <table:table-cell table:formula="of:=SQRT([.C22]*10000000)/10000000" office:value-type="float" office:value="0.00000717425954367418" calcext:value-type="float">
            <text:p>7.17425954367418E-06</text:p>
          </table:table-cell>
          <table:table-cell office:value-type="float" office:value="0.010411" calcext:value-type="float">
            <text:p>0.010411</text:p>
          </table:table-cell>
          <table:table-cell table:formula="of:=SQRT([.E22]*10000000)/10000000" office:value-type="float" office:value="0.0000322660812619072" calcext:value-type="float">
            <text:p>3.22660812619072E-05</text:p>
          </table:table-cell>
          <table:table-cell office:value-type="float" office:value="0.0001126" calcext:value-type="float">
            <text:p>0.0001126</text:p>
          </table:table-cell>
          <table:table-cell table:formula="of:=SQRT([.G22]*10000000)/10000000" office:value-type="float" office:value="0.0000033555923471125" calcext:value-type="float">
            <text:p>3.3555923471125E-06</text:p>
          </table:table-cell>
          <table:table-cell office:value-type="float" office:value="0.0025192" calcext:value-type="float">
            <text:p>0.0025192</text:p>
          </table:table-cell>
          <table:table-cell table:formula="of:=SQRT([.I22]*10000000)/10000000" office:value-type="float" office:value="0.0000158719879032212" calcext:value-type="float">
            <text:p>1.58719879032212E-05</text:p>
          </table:table-cell>
          <table:table-cell office:value-type="float" office:value="0.0000001" calcext:value-type="float">
            <text:p>1E-07</text:p>
          </table:table-cell>
          <table:table-cell table:formula="of:=SQRT([.K22]*10000000)/10000000" office:value-type="float" office:value="0.0000001" calcext:value-type="float">
            <text:p>1E-07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38287" calcext:value-type="float">
            <text:p>0.0038287</text:p>
          </table:table-cell>
          <table:table-cell table:formula="of:=SQRT([.A23]*10000000)/10000000" office:value-type="float" office:value="0.0000195670641640487" calcext:value-type="float">
            <text:p>1.95670641640487E-05</text:p>
          </table:table-cell>
          <table:table-cell office:value-type="float" office:value="0.0004658" calcext:value-type="float">
            <text:p>0.0004658</text:p>
          </table:table-cell>
          <table:table-cell table:formula="of:=SQRT([.C23]*10000000)/10000000" office:value-type="float" office:value="0.00000682495421230062" calcext:value-type="float">
            <text:p>6.82495421230062E-06</text:p>
          </table:table-cell>
          <table:table-cell office:value-type="float" office:value="0.010748" calcext:value-type="float">
            <text:p>0.010748</text:p>
          </table:table-cell>
          <table:table-cell table:formula="of:=SQRT([.E23]*10000000)/10000000" office:value-type="float" office:value="0.000032784142508231" calcext:value-type="float">
            <text:p>3.2784142508231E-05</text:p>
          </table:table-cell>
          <table:table-cell office:value-type="float" office:value="0.0000828" calcext:value-type="float">
            <text:p>8.28E-05</text:p>
          </table:table-cell>
          <table:table-cell table:formula="of:=SQRT([.G23]*10000000)/10000000" office:value-type="float" office:value="0.00000287749891398763" calcext:value-type="float">
            <text:p>2.87749891398763E-06</text:p>
          </table:table-cell>
          <table:table-cell office:value-type="float" office:value="0.0024941" calcext:value-type="float">
            <text:p>0.0024941</text:p>
          </table:table-cell>
          <table:table-cell table:formula="of:=SQRT([.I23]*10000000)/10000000" office:value-type="float" office:value="0.0000157927198417499" calcext:value-type="float">
            <text:p>1.57927198417499E-05</text:p>
          </table:table-cell>
          <table:table-cell office:value-type="float" office:value="0" calcext:value-type="float">
            <text:p>0</text:p>
          </table:table-cell>
          <table:table-cell table:formula="of:=SQRT([.K23]*10000000)/10000000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42693" calcext:value-type="float">
            <text:p>0.0042693</text:p>
          </table:table-cell>
          <table:table-cell table:formula="of:=SQRT([.A24]*10000000)/10000000" office:value-type="float" office:value="0.0000206622844816346" calcext:value-type="float">
            <text:p>2.06622844816346E-05</text:p>
          </table:table-cell>
          <table:table-cell office:value-type="float" office:value="0.0003245" calcext:value-type="float">
            <text:p>0.0003245</text:p>
          </table:table-cell>
          <table:table-cell table:formula="of:=SQRT([.C24]*10000000)/10000000" office:value-type="float" office:value="0.00000569649014745045" calcext:value-type="float">
            <text:p>5.69649014745045E-06</text:p>
          </table:table-cell>
          <table:table-cell office:value-type="float" office:value="0.011398" calcext:value-type="float">
            <text:p>0.011398</text:p>
          </table:table-cell>
          <table:table-cell table:formula="of:=SQRT([.E24]*10000000)/10000000" office:value-type="float" office:value="0.000033760924157967" calcext:value-type="float">
            <text:p>3.3760924157967E-05</text:p>
          </table:table-cell>
          <table:table-cell office:value-type="float" office:value="0.0000451" calcext:value-type="float">
            <text:p>4.51E-05</text:p>
          </table:table-cell>
          <table:table-cell table:formula="of:=SQRT([.G24]*10000000)/10000000" office:value-type="float" office:value="0.00000212367605815953" calcext:value-type="float">
            <text:p>2.12367605815953E-06</text:p>
          </table:table-cell>
          <table:table-cell office:value-type="float" office:value="0.0025696" calcext:value-type="float">
            <text:p>0.0025696</text:p>
          </table:table-cell>
          <table:table-cell table:formula="of:=SQRT([.I24]*10000000)/10000000" office:value-type="float" office:value="0.0000160299719276111" calcext:value-type="float">
            <text:p>1.60299719276111E-05</text:p>
          </table:table-cell>
          <table:table-cell office:value-type="float" office:value="0" calcext:value-type="float">
            <text:p>0</text:p>
          </table:table-cell>
          <table:table-cell table:formula="of:=SQRT([.K24]*10000000)/10000000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24215" calcext:value-type="float">
            <text:p>0.0024215</text:p>
          </table:table-cell>
          <table:table-cell table:formula="of:=SQRT([.A25]*10000000)/10000000" office:value-type="float" office:value="0.0000155611696218504" calcext:value-type="float">
            <text:p>1.55611696218504E-05</text:p>
          </table:table-cell>
          <table:table-cell office:value-type="float" office:value="0.0001397" calcext:value-type="float">
            <text:p>0.0001397</text:p>
          </table:table-cell>
          <table:table-cell table:formula="of:=SQRT([.C25]*10000000)/10000000" office:value-type="float" office:value="0.00000373764631820615" calcext:value-type="float">
            <text:p>3.73764631820615E-06</text:p>
          </table:table-cell>
          <table:table-cell office:value-type="float" office:value="0.0074131" calcext:value-type="float">
            <text:p>0.0074131</text:p>
          </table:table-cell>
          <table:table-cell table:formula="of:=SQRT([.E25]*10000000)/10000000" office:value-type="float" office:value="0.000027227008649501" calcext:value-type="float">
            <text:p>2.7227008649501E-05</text:p>
          </table:table-cell>
          <table:table-cell office:value-type="float" office:value="0.0000138" calcext:value-type="float">
            <text:p>1.38E-05</text:p>
          </table:table-cell>
          <table:table-cell table:formula="of:=SQRT([.G25]*10000000)/10000000" office:value-type="float" office:value="0.00000117473401244707" calcext:value-type="float">
            <text:p>1.17473401244707E-06</text:p>
          </table:table-cell>
          <table:table-cell office:value-type="float" office:value="0.0016964" calcext:value-type="float">
            <text:p>0.0016964</text:p>
          </table:table-cell>
          <table:table-cell table:formula="of:=SQRT([.I25]*10000000)/10000000" office:value-type="float" office:value="0.0000130245921241319" calcext:value-type="float">
            <text:p>1.30245921241319E-05</text:p>
          </table:table-cell>
          <table:table-cell office:value-type="float" office:value="0" calcext:value-type="float">
            <text:p>0</text:p>
          </table:table-cell>
          <table:table-cell table:formula="of:=SQRT([.K25]*10000000)/10000000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</table:table-row>
      </table:table>
      <table:table table:name="Total Activation" table:style-name="ta1">
        <table:table-column table:style-name="co7" table:number-columns-repeated="12" table:default-cell-style-name="ce1"/>
        <table:table-column table:style-name="co7" table:default-cell-style-name="ce2"/>
        <table:table-column table:style-name="co8" table:default-cell-style-name="ce1"/>
        <table:table-row table:style-name="ro1">
          <table:table-cell table:style-name="Default" office:value-type="string" calcext:value-type="string">
            <text:p>Be7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C10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C11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O14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O15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F17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energy (GeV)</text:p>
          </table:table-cell>
          <table:table-cell table:style-name="Default" office:value-type="string" calcext:value-type="string">
            <text:p>thickness (cm)</text:p>
          </table:table-cell>
        </table:table-row>
        <table:table-row table:style-name="ro1">
          <table:table-cell table:formula="of:=[$'activation (FLUKA)'.A2]*100000000000" office:value-type="float" office:value="66760000" calcext:value-type="float">
            <text:p>66760000</text:p>
          </table:table-cell>
          <table:table-cell table:formula="of:=[$'activation (FLUKA)'.B2]*100000000000" office:value-type="float" office:value="817067.92863262" calcext:value-type="float">
            <text:p>817068</text:p>
          </table:table-cell>
          <table:table-cell table:formula="of:=[$'activation (FLUKA)'.C2]*100000000000" office:value-type="float" office:value="10670000" calcext:value-type="float">
            <text:p>10670000</text:p>
          </table:table-cell>
          <table:table-cell table:formula="of:=[$'activation (FLUKA)'.D2]*100000000000" office:value-type="float" office:value="326649.659421222" calcext:value-type="float">
            <text:p>326650</text:p>
          </table:table-cell>
          <table:table-cell table:formula="of:=[$'activation (FLUKA)'.E2]*100000000000" office:value-type="float" office:value="203230000" calcext:value-type="float">
            <text:p>203230000</text:p>
          </table:table-cell>
          <table:table-cell table:formula="of:=[$'activation (FLUKA)'.F2]*100000000000" office:value-type="float" office:value="1425587.59815032" calcext:value-type="float">
            <text:p>1425588</text:p>
          </table:table-cell>
          <table:table-cell table:formula="of:=[$'activation (FLUKA)'.G2]*100000000000" office:value-type="float" office:value="2400000" calcext:value-type="float">
            <text:p>2400000</text:p>
          </table:table-cell>
          <table:table-cell table:formula="of:=[$'activation (FLUKA)'.H2]*100000000000" office:value-type="float" office:value="154919.333848297" calcext:value-type="float">
            <text:p>154919</text:p>
          </table:table-cell>
          <table:table-cell table:formula="of:=[$'activation (FLUKA)'.I2]*100000000000" office:value-type="float" office:value="49490000" calcext:value-type="float">
            <text:p>49490000</text:p>
          </table:table-cell>
          <table:table-cell table:formula="of:=[$'activation (FLUKA)'.J2]*100000000000" office:value-type="float" office:value="703491.293478462" calcext:value-type="float">
            <text:p>703491</text:p>
          </table:table-cell>
          <table:table-cell table:formula="of:=[$'activation (FLUKA)'.K2]*100000000000" office:value-type="float" office:value="0" calcext:value-type="float">
            <text:p>0</text:p>
          </table:table-cell>
          <table:table-cell table:formula="of:=[$'activation (FLUKA)'.L2]*100000000000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activation (FLUKA)'.A3]*100000000000" office:value-type="float" office:value="68690000" calcext:value-type="float">
            <text:p>68690000</text:p>
          </table:table-cell>
          <table:table-cell table:formula="of:=[$'activation (FLUKA)'.B3]*100000000000" office:value-type="float" office:value="828794.304999739" calcext:value-type="float">
            <text:p>828794</text:p>
          </table:table-cell>
          <table:table-cell table:formula="of:=[$'activation (FLUKA)'.C3]*100000000000" office:value-type="float" office:value="10960000" calcext:value-type="float">
            <text:p>10960000</text:p>
          </table:table-cell>
          <table:table-cell table:formula="of:=[$'activation (FLUKA)'.D3]*100000000000" office:value-type="float" office:value="331058.907144937" calcext:value-type="float">
            <text:p>331059</text:p>
          </table:table-cell>
          <table:table-cell table:formula="of:=[$'activation (FLUKA)'.E3]*100000000000" office:value-type="float" office:value="203810000" calcext:value-type="float">
            <text:p>203810000</text:p>
          </table:table-cell>
          <table:table-cell table:formula="of:=[$'activation (FLUKA)'.F3]*100000000000" office:value-type="float" office:value="1427620.39772483" calcext:value-type="float">
            <text:p>1427620</text:p>
          </table:table-cell>
          <table:table-cell table:formula="of:=[$'activation (FLUKA)'.G3]*100000000000" office:value-type="float" office:value="2290000" calcext:value-type="float">
            <text:p>2290000</text:p>
          </table:table-cell>
          <table:table-cell table:formula="of:=[$'activation (FLUKA)'.H3]*100000000000" office:value-type="float" office:value="151327.459504216" calcext:value-type="float">
            <text:p>151327</text:p>
          </table:table-cell>
          <table:table-cell table:formula="of:=[$'activation (FLUKA)'.I3]*100000000000" office:value-type="float" office:value="50200000" calcext:value-type="float">
            <text:p>50200000</text:p>
          </table:table-cell>
          <table:table-cell table:formula="of:=[$'activation (FLUKA)'.J3]*100000000000" office:value-type="float" office:value="708519.583356734" calcext:value-type="float">
            <text:p>708520</text:p>
          </table:table-cell>
          <table:table-cell table:formula="of:=[$'activation (FLUKA)'.K3]*100000000000" office:value-type="float" office:value="0" calcext:value-type="float">
            <text:p>0</text:p>
          </table:table-cell>
          <table:table-cell table:formula="of:=[$'activation (FLUKA)'.L3]*100000000000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activation (FLUKA)'.A4]*100000000000" office:value-type="float" office:value="68530000" calcext:value-type="float">
            <text:p>68530000</text:p>
          </table:table-cell>
          <table:table-cell table:formula="of:=[$'activation (FLUKA)'.B4]*100000000000" office:value-type="float" office:value="827828.484651259" calcext:value-type="float">
            <text:p>827828</text:p>
          </table:table-cell>
          <table:table-cell table:formula="of:=[$'activation (FLUKA)'.C4]*100000000000" office:value-type="float" office:value="10400000" calcext:value-type="float">
            <text:p>10400000</text:p>
          </table:table-cell>
          <table:table-cell table:formula="of:=[$'activation (FLUKA)'.D4]*100000000000" office:value-type="float" office:value="322490.309931942" calcext:value-type="float">
            <text:p>322490</text:p>
          </table:table-cell>
          <table:table-cell table:formula="of:=[$'activation (FLUKA)'.E4]*100000000000" office:value-type="float" office:value="205680000" calcext:value-type="float">
            <text:p>205680000</text:p>
          </table:table-cell>
          <table:table-cell table:formula="of:=[$'activation (FLUKA)'.F4]*100000000000" office:value-type="float" office:value="1434154.8033598" calcext:value-type="float">
            <text:p>1434155</text:p>
          </table:table-cell>
          <table:table-cell table:formula="of:=[$'activation (FLUKA)'.G4]*100000000000" office:value-type="float" office:value="2580000" calcext:value-type="float">
            <text:p>2580000</text:p>
          </table:table-cell>
          <table:table-cell table:formula="of:=[$'activation (FLUKA)'.H4]*100000000000" office:value-type="float" office:value="160623.78404209" calcext:value-type="float">
            <text:p>160624</text:p>
          </table:table-cell>
          <table:table-cell table:formula="of:=[$'activation (FLUKA)'.I4]*100000000000" office:value-type="float" office:value="50390000" calcext:value-type="float">
            <text:p>50390000</text:p>
          </table:table-cell>
          <table:table-cell table:formula="of:=[$'activation (FLUKA)'.J4]*100000000000" office:value-type="float" office:value="709859.140956852" calcext:value-type="float">
            <text:p>709859</text:p>
          </table:table-cell>
          <table:table-cell table:formula="of:=[$'activation (FLUKA)'.K4]*100000000000" office:value-type="float" office:value="0" calcext:value-type="float">
            <text:p>0</text:p>
          </table:table-cell>
          <table:table-cell table:formula="of:=[$'activation (FLUKA)'.L4]*100000000000" office:value-type="float" office:value="0" calcext:value-type="float">
            <text:p>0</text:p>
          </table:table-cell>
          <table:table-cell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activation (FLUKA)'.A5]*100000000000" office:value-type="float" office:value="73740000" calcext:value-type="float">
            <text:p>73740000</text:p>
          </table:table-cell>
          <table:table-cell table:formula="of:=[$'activation (FLUKA)'.B5]*100000000000" office:value-type="float" office:value="858719.97764114" calcext:value-type="float">
            <text:p>858720</text:p>
          </table:table-cell>
          <table:table-cell table:formula="of:=[$'activation (FLUKA)'.C5]*100000000000" office:value-type="float" office:value="9710000" calcext:value-type="float">
            <text:p>9710000</text:p>
          </table:table-cell>
          <table:table-cell table:formula="of:=[$'activation (FLUKA)'.D5]*100000000000" office:value-type="float" office:value="311608.729017658" calcext:value-type="float">
            <text:p>311609</text:p>
          </table:table-cell>
          <table:table-cell table:formula="of:=[$'activation (FLUKA)'.E5]*100000000000" office:value-type="float" office:value="210810000" calcext:value-type="float">
            <text:p>210810000</text:p>
          </table:table-cell>
          <table:table-cell table:formula="of:=[$'activation (FLUKA)'.F5]*100000000000" office:value-type="float" office:value="1451929.75036673" calcext:value-type="float">
            <text:p>1451930</text:p>
          </table:table-cell>
          <table:table-cell table:formula="of:=[$'activation (FLUKA)'.G5]*100000000000" office:value-type="float" office:value="1660000" calcext:value-type="float">
            <text:p>1660000</text:p>
          </table:table-cell>
          <table:table-cell table:formula="of:=[$'activation (FLUKA)'.H5]*100000000000" office:value-type="float" office:value="128840.987267251" calcext:value-type="float">
            <text:p>128841</text:p>
          </table:table-cell>
          <table:table-cell table:formula="of:=[$'activation (FLUKA)'.I5]*100000000000" office:value-type="float" office:value="50860000" calcext:value-type="float">
            <text:p>50860000</text:p>
          </table:table-cell>
          <table:table-cell table:formula="of:=[$'activation (FLUKA)'.J5]*100000000000" office:value-type="float" office:value="713161.973187017" calcext:value-type="float">
            <text:p>713162</text:p>
          </table:table-cell>
          <table:table-cell table:formula="of:=[$'activation (FLUKA)'.K5]*100000000000" office:value-type="float" office:value="0" calcext:value-type="float">
            <text:p>0</text:p>
          </table:table-cell>
          <table:table-cell table:formula="of:=[$'activation (FLUKA)'.L5]*100000000000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activation (FLUKA)'.A6]*100000000000" office:value-type="float" office:value="87640000" calcext:value-type="float">
            <text:p>87640000</text:p>
          </table:table-cell>
          <table:table-cell table:formula="of:=[$'activation (FLUKA)'.B6]*100000000000" office:value-type="float" office:value="936162.379077476" calcext:value-type="float">
            <text:p>936162</text:p>
          </table:table-cell>
          <table:table-cell table:formula="of:=[$'activation (FLUKA)'.C6]*100000000000" office:value-type="float" office:value="7870000" calcext:value-type="float">
            <text:p>7870000</text:p>
          </table:table-cell>
          <table:table-cell table:formula="of:=[$'activation (FLUKA)'.D6]*100000000000" office:value-type="float" office:value="280535.202782111" calcext:value-type="float">
            <text:p>280535</text:p>
          </table:table-cell>
          <table:table-cell table:formula="of:=[$'activation (FLUKA)'.E6]*100000000000" office:value-type="float" office:value="228200000" calcext:value-type="float">
            <text:p>228200000</text:p>
          </table:table-cell>
          <table:table-cell table:formula="of:=[$'activation (FLUKA)'.F6]*100000000000" office:value-type="float" office:value="1510629.00806254" calcext:value-type="float">
            <text:p>1510629</text:p>
          </table:table-cell>
          <table:table-cell table:formula="of:=[$'activation (FLUKA)'.G6]*100000000000" office:value-type="float" office:value="1080000" calcext:value-type="float">
            <text:p>1080000</text:p>
          </table:table-cell>
          <table:table-cell table:formula="of:=[$'activation (FLUKA)'.H6]*100000000000" office:value-type="float" office:value="103923.048454133" calcext:value-type="float">
            <text:p>103923</text:p>
          </table:table-cell>
          <table:table-cell table:formula="of:=[$'activation (FLUKA)'.I6]*100000000000" office:value-type="float" office:value="50640000" calcext:value-type="float">
            <text:p>50640000</text:p>
          </table:table-cell>
          <table:table-cell table:formula="of:=[$'activation (FLUKA)'.J6]*100000000000" office:value-type="float" office:value="711617.874986288" calcext:value-type="float">
            <text:p>711618</text:p>
          </table:table-cell>
          <table:table-cell table:formula="of:=[$'activation (FLUKA)'.K6]*100000000000" office:value-type="float" office:value="0" calcext:value-type="float">
            <text:p>0</text:p>
          </table:table-cell>
          <table:table-cell table:formula="of:=[$'activation (FLUKA)'.L6]*100000000000"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activation (FLUKA)'.A7]*100000000000" office:value-type="float" office:value="94840000" calcext:value-type="float">
            <text:p>94840000</text:p>
          </table:table-cell>
          <table:table-cell table:formula="of:=[$'activation (FLUKA)'.B7]*100000000000" office:value-type="float" office:value="973858.305915188" calcext:value-type="float">
            <text:p>973858</text:p>
          </table:table-cell>
          <table:table-cell table:formula="of:=[$'activation (FLUKA)'.C7]*100000000000" office:value-type="float" office:value="5810000" calcext:value-type="float">
            <text:p>5810000</text:p>
          </table:table-cell>
          <table:table-cell table:formula="of:=[$'activation (FLUKA)'.D7]*100000000000" office:value-type="float" office:value="241039.415863879" calcext:value-type="float">
            <text:p>241039</text:p>
          </table:table-cell>
          <table:table-cell table:formula="of:=[$'activation (FLUKA)'.E7]*100000000000" office:value-type="float" office:value="250440000" calcext:value-type="float">
            <text:p>250440000</text:p>
          </table:table-cell>
          <table:table-cell table:formula="of:=[$'activation (FLUKA)'.F7]*100000000000" office:value-type="float" office:value="1582529.62057587" calcext:value-type="float">
            <text:p>1582530</text:p>
          </table:table-cell>
          <table:table-cell table:formula="of:=[$'activation (FLUKA)'.G7]*100000000000" office:value-type="float" office:value="860000" calcext:value-type="float">
            <text:p>860000</text:p>
          </table:table-cell>
          <table:table-cell table:formula="of:=[$'activation (FLUKA)'.H7]*100000000000" office:value-type="float" office:value="92736.184954957" calcext:value-type="float">
            <text:p>92736</text:p>
          </table:table-cell>
          <table:table-cell table:formula="of:=[$'activation (FLUKA)'.I7]*100000000000" office:value-type="float" office:value="56480000" calcext:value-type="float">
            <text:p>56480000</text:p>
          </table:table-cell>
          <table:table-cell table:formula="of:=[$'activation (FLUKA)'.J7]*100000000000" office:value-type="float" office:value="751531.769122237" calcext:value-type="float">
            <text:p>751532</text:p>
          </table:table-cell>
          <table:table-cell table:formula="of:=[$'activation (FLUKA)'.K7]*100000000000" office:value-type="float" office:value="0" calcext:value-type="float">
            <text:p>0</text:p>
          </table:table-cell>
          <table:table-cell table:formula="of:=[$'activation (FLUKA)'.L7]*100000000000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activation (FLUKA)'.A8]*100000000000" office:value-type="float" office:value="134090000" calcext:value-type="float">
            <text:p>134090000</text:p>
          </table:table-cell>
          <table:table-cell table:formula="of:=[$'activation (FLUKA)'.B8]*100000000000" office:value-type="float" office:value="1157972.3658188" calcext:value-type="float">
            <text:p>1157972</text:p>
          </table:table-cell>
          <table:table-cell table:formula="of:=[$'activation (FLUKA)'.C8]*100000000000" office:value-type="float" office:value="21300000" calcext:value-type="float">
            <text:p>21300000</text:p>
          </table:table-cell>
          <table:table-cell table:formula="of:=[$'activation (FLUKA)'.D8]*100000000000" office:value-type="float" office:value="461519.230368573" calcext:value-type="float">
            <text:p>461519</text:p>
          </table:table-cell>
          <table:table-cell table:formula="of:=[$'activation (FLUKA)'.E8]*100000000000" office:value-type="float" office:value="407250000" calcext:value-type="float">
            <text:p>407250000</text:p>
          </table:table-cell>
          <table:table-cell table:formula="of:=[$'activation (FLUKA)'.F8]*100000000000" office:value-type="float" office:value="2018043.60706106" calcext:value-type="float">
            <text:p>2018044</text:p>
          </table:table-cell>
          <table:table-cell table:formula="of:=[$'activation (FLUKA)'.G8]*100000000000" office:value-type="float" office:value="5110000" calcext:value-type="float">
            <text:p>5110000</text:p>
          </table:table-cell>
          <table:table-cell table:formula="of:=[$'activation (FLUKA)'.H8]*100000000000" office:value-type="float" office:value="226053.091109146" calcext:value-type="float">
            <text:p>226053</text:p>
          </table:table-cell>
          <table:table-cell table:formula="of:=[$'activation (FLUKA)'.I8]*100000000000" office:value-type="float" office:value="99620000" calcext:value-type="float">
            <text:p>99620000</text:p>
          </table:table-cell>
          <table:table-cell table:formula="of:=[$'activation (FLUKA)'.J8]*100000000000" office:value-type="float" office:value="998098.191562333" calcext:value-type="float">
            <text:p>998098</text:p>
          </table:table-cell>
          <table:table-cell table:formula="of:=[$'activation (FLUKA)'.K8]*100000000000" office:value-type="float" office:value="0" calcext:value-type="float">
            <text:p>0</text:p>
          </table:table-cell>
          <table:table-cell table:formula="of:=[$'activation (FLUKA)'.L8]*100000000000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activation (FLUKA)'.A9]*100000000000" office:value-type="float" office:value="139280000" calcext:value-type="float">
            <text:p>139280000</text:p>
          </table:table-cell>
          <table:table-cell table:formula="of:=[$'activation (FLUKA)'.B9]*100000000000" office:value-type="float" office:value="1180169.47935455" calcext:value-type="float">
            <text:p>1180169</text:p>
          </table:table-cell>
          <table:table-cell table:formula="of:=[$'activation (FLUKA)'.C9]*100000000000" office:value-type="float" office:value="21820000" calcext:value-type="float">
            <text:p>21820000</text:p>
          </table:table-cell>
          <table:table-cell table:formula="of:=[$'activation (FLUKA)'.D9]*100000000000" office:value-type="float" office:value="467118.828565067" calcext:value-type="float">
            <text:p>467119</text:p>
          </table:table-cell>
          <table:table-cell table:formula="of:=[$'activation (FLUKA)'.E9]*100000000000" office:value-type="float" office:value="408550000" calcext:value-type="float">
            <text:p>408550000</text:p>
          </table:table-cell>
          <table:table-cell table:formula="of:=[$'activation (FLUKA)'.F9]*100000000000" office:value-type="float" office:value="2021261.98203004" calcext:value-type="float">
            <text:p>2021262</text:p>
          </table:table-cell>
          <table:table-cell table:formula="of:=[$'activation (FLUKA)'.G9]*100000000000" office:value-type="float" office:value="5250000" calcext:value-type="float">
            <text:p>5250000</text:p>
          </table:table-cell>
          <table:table-cell table:formula="of:=[$'activation (FLUKA)'.H9]*100000000000" office:value-type="float" office:value="229128.784747792" calcext:value-type="float">
            <text:p>229129</text:p>
          </table:table-cell>
          <table:table-cell table:formula="of:=[$'activation (FLUKA)'.I9]*100000000000" office:value-type="float" office:value="102170000" calcext:value-type="float">
            <text:p>102170000</text:p>
          </table:table-cell>
          <table:table-cell table:formula="of:=[$'activation (FLUKA)'.J9]*100000000000" office:value-type="float" office:value="1010791.76886241" calcext:value-type="float">
            <text:p>1010792</text:p>
          </table:table-cell>
          <table:table-cell table:formula="of:=[$'activation (FLUKA)'.K9]*100000000000" office:value-type="float" office:value="0" calcext:value-type="float">
            <text:p>0</text:p>
          </table:table-cell>
          <table:table-cell table:formula="of:=[$'activation (FLUKA)'.L9]*100000000000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activation (FLUKA)'.A10]*100000000000" office:value-type="float" office:value="138470000" calcext:value-type="float">
            <text:p>138470000</text:p>
          </table:table-cell>
          <table:table-cell table:formula="of:=[$'activation (FLUKA)'.B10]*100000000000" office:value-type="float" office:value="1176732.76490459" calcext:value-type="float">
            <text:p>1176733</text:p>
          </table:table-cell>
          <table:table-cell table:formula="of:=[$'activation (FLUKA)'.C10]*100000000000" office:value-type="float" office:value="21030000" calcext:value-type="float">
            <text:p>21030000</text:p>
          </table:table-cell>
          <table:table-cell table:formula="of:=[$'activation (FLUKA)'.D10]*100000000000" office:value-type="float" office:value="458584.779511924" calcext:value-type="float">
            <text:p>458585</text:p>
          </table:table-cell>
          <table:table-cell table:formula="of:=[$'activation (FLUKA)'.E10]*100000000000" office:value-type="float" office:value="417930000" calcext:value-type="float">
            <text:p>417930000</text:p>
          </table:table-cell>
          <table:table-cell table:formula="of:=[$'activation (FLUKA)'.F10]*100000000000" office:value-type="float" office:value="2044333.6322626" calcext:value-type="float">
            <text:p>2044334</text:p>
          </table:table-cell>
          <table:table-cell table:formula="of:=[$'activation (FLUKA)'.G10]*100000000000" office:value-type="float" office:value="4430000" calcext:value-type="float">
            <text:p>4430000</text:p>
          </table:table-cell>
          <table:table-cell table:formula="of:=[$'activation (FLUKA)'.H10]*100000000000" office:value-type="float" office:value="210475.651798492" calcext:value-type="float">
            <text:p>210476</text:p>
          </table:table-cell>
          <table:table-cell table:formula="of:=[$'activation (FLUKA)'.I10]*100000000000" office:value-type="float" office:value="98860000" calcext:value-type="float">
            <text:p>98860000</text:p>
          </table:table-cell>
          <table:table-cell table:formula="of:=[$'activation (FLUKA)'.J10]*100000000000" office:value-type="float" office:value="994283.66173844" calcext:value-type="float">
            <text:p>994284</text:p>
          </table:table-cell>
          <table:table-cell table:formula="of:=[$'activation (FLUKA)'.K10]*100000000000" office:value-type="float" office:value="0" calcext:value-type="float">
            <text:p>0</text:p>
          </table:table-cell>
          <table:table-cell table:formula="of:=[$'activation (FLUKA)'.L10]*100000000000" office:value-type="float" office:value="0" calcext:value-type="float">
            <text:p>0</text:p>
          </table:table-cell>
          <table:table-cell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activation (FLUKA)'.A11]*100000000000" office:value-type="float" office:value="149240000" calcext:value-type="float">
            <text:p>149240000</text:p>
          </table:table-cell>
          <table:table-cell table:formula="of:=[$'activation (FLUKA)'.B11]*100000000000" office:value-type="float" office:value="1221638.24432604" calcext:value-type="float">
            <text:p>1221638</text:p>
          </table:table-cell>
          <table:table-cell table:formula="of:=[$'activation (FLUKA)'.C11]*100000000000" office:value-type="float" office:value="19110000" calcext:value-type="float">
            <text:p>19110000</text:p>
          </table:table-cell>
          <table:table-cell table:formula="of:=[$'activation (FLUKA)'.D11]*100000000000" office:value-type="float" office:value="437149.859887888" calcext:value-type="float">
            <text:p>437150</text:p>
          </table:table-cell>
          <table:table-cell table:formula="of:=[$'activation (FLUKA)'.E11]*100000000000" office:value-type="float" office:value="430070000" calcext:value-type="float">
            <text:p>430070000</text:p>
          </table:table-cell>
          <table:table-cell table:formula="of:=[$'activation (FLUKA)'.F11]*100000000000" office:value-type="float" office:value="2073812.91345193" calcext:value-type="float">
            <text:p>2073813</text:p>
          </table:table-cell>
          <table:table-cell table:formula="of:=[$'activation (FLUKA)'.G11]*100000000000" office:value-type="float" office:value="3800000" calcext:value-type="float">
            <text:p>3800000</text:p>
          </table:table-cell>
          <table:table-cell table:formula="of:=[$'activation (FLUKA)'.H11]*100000000000" office:value-type="float" office:value="194935.886896179" calcext:value-type="float">
            <text:p>194936</text:p>
          </table:table-cell>
          <table:table-cell table:formula="of:=[$'activation (FLUKA)'.I11]*100000000000" office:value-type="float" office:value="100490000" calcext:value-type="float">
            <text:p>100490000</text:p>
          </table:table-cell>
          <table:table-cell table:formula="of:=[$'activation (FLUKA)'.J11]*100000000000" office:value-type="float" office:value="1002447.00608062" calcext:value-type="float">
            <text:p>1002447</text:p>
          </table:table-cell>
          <table:table-cell table:formula="of:=[$'activation (FLUKA)'.K11]*100000000000" office:value-type="float" office:value="0" calcext:value-type="float">
            <text:p>0</text:p>
          </table:table-cell>
          <table:table-cell table:formula="of:=[$'activation (FLUKA)'.L11]*100000000000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activation (FLUKA)'.A12]*100000000000" office:value-type="float" office:value="178550000" calcext:value-type="float">
            <text:p>178550000</text:p>
          </table:table-cell>
          <table:table-cell table:formula="of:=[$'activation (FLUKA)'.B12]*100000000000" office:value-type="float" office:value="1336226.02878405" calcext:value-type="float">
            <text:p>1336226</text:p>
          </table:table-cell>
          <table:table-cell table:formula="of:=[$'activation (FLUKA)'.C12]*100000000000" office:value-type="float" office:value="14920000" calcext:value-type="float">
            <text:p>14920000</text:p>
          </table:table-cell>
          <table:table-cell table:formula="of:=[$'activation (FLUKA)'.D12]*100000000000" office:value-type="float" office:value="386264.158316559" calcext:value-type="float">
            <text:p>386264</text:p>
          </table:table-cell>
          <table:table-cell table:formula="of:=[$'activation (FLUKA)'.E12]*100000000000" office:value-type="float" office:value="460090000" calcext:value-type="float">
            <text:p>460090000</text:p>
          </table:table-cell>
          <table:table-cell table:formula="of:=[$'activation (FLUKA)'.F12]*100000000000" office:value-type="float" office:value="2144970.86227296" calcext:value-type="float">
            <text:p>2144971</text:p>
          </table:table-cell>
          <table:table-cell table:formula="of:=[$'activation (FLUKA)'.G12]*100000000000" office:value-type="float" office:value="2380000" calcext:value-type="float">
            <text:p>2380000</text:p>
          </table:table-cell>
          <table:table-cell table:formula="of:=[$'activation (FLUKA)'.H12]*100000000000" office:value-type="float" office:value="154272.486205415" calcext:value-type="float">
            <text:p>154272</text:p>
          </table:table-cell>
          <table:table-cell table:formula="of:=[$'activation (FLUKA)'.I12]*100000000000" office:value-type="float" office:value="102940000" calcext:value-type="float">
            <text:p>102940000</text:p>
          </table:table-cell>
          <table:table-cell table:formula="of:=[$'activation (FLUKA)'.J12]*100000000000" office:value-type="float" office:value="1014593.51466486" calcext:value-type="float">
            <text:p>1014594</text:p>
          </table:table-cell>
          <table:table-cell table:formula="of:=[$'activation (FLUKA)'.K12]*100000000000" office:value-type="float" office:value="0" calcext:value-type="float">
            <text:p>0</text:p>
          </table:table-cell>
          <table:table-cell table:formula="of:=[$'activation (FLUKA)'.L12]*100000000000"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activation (FLUKA)'.A13]*100000000000" office:value-type="float" office:value="179090000" calcext:value-type="float">
            <text:p>179090000</text:p>
          </table:table-cell>
          <table:table-cell table:formula="of:=[$'activation (FLUKA)'.B13]*100000000000" office:value-type="float" office:value="1338245.11955023" calcext:value-type="float">
            <text:p>1338245</text:p>
          </table:table-cell>
          <table:table-cell table:formula="of:=[$'activation (FLUKA)'.C13]*100000000000" office:value-type="float" office:value="10460000" calcext:value-type="float">
            <text:p>10460000</text:p>
          </table:table-cell>
          <table:table-cell table:formula="of:=[$'activation (FLUKA)'.D13]*100000000000" office:value-type="float" office:value="323419.232575925" calcext:value-type="float">
            <text:p>323419</text:p>
          </table:table-cell>
          <table:table-cell table:formula="of:=[$'activation (FLUKA)'.E13]*100000000000" office:value-type="float" office:value="499130000" calcext:value-type="float">
            <text:p>499130000</text:p>
          </table:table-cell>
          <table:table-cell table:formula="of:=[$'activation (FLUKA)'.F13]*100000000000" office:value-type="float" office:value="2234121.75138241" calcext:value-type="float">
            <text:p>2234122</text:p>
          </table:table-cell>
          <table:table-cell table:formula="of:=[$'activation (FLUKA)'.G13]*100000000000" office:value-type="float" office:value="1190000" calcext:value-type="float">
            <text:p>1190000</text:p>
          </table:table-cell>
          <table:table-cell table:formula="of:=[$'activation (FLUKA)'.H13]*100000000000" office:value-type="float" office:value="109087.121146357" calcext:value-type="float">
            <text:p>109087</text:p>
          </table:table-cell>
          <table:table-cell table:formula="of:=[$'activation (FLUKA)'.I13]*100000000000" office:value-type="float" office:value="111430000" calcext:value-type="float">
            <text:p>111430000</text:p>
          </table:table-cell>
          <table:table-cell table:formula="of:=[$'activation (FLUKA)'.J13]*100000000000" office:value-type="float" office:value="1055604.09245133" calcext:value-type="float">
            <text:p>1055604</text:p>
          </table:table-cell>
          <table:table-cell table:formula="of:=[$'activation (FLUKA)'.K13]*100000000000" office:value-type="float" office:value="0" calcext:value-type="float">
            <text:p>0</text:p>
          </table:table-cell>
          <table:table-cell table:formula="of:=[$'activation (FLUKA)'.L13]*100000000000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activation (FLUKA)'.A14]*100000000000" office:value-type="float" office:value="203140000" calcext:value-type="float">
            <text:p>203140000</text:p>
          </table:table-cell>
          <table:table-cell table:formula="of:=[$'activation (FLUKA)'.B14]*100000000000" office:value-type="float" office:value="1425271.90388361" calcext:value-type="float">
            <text:p>1425272</text:p>
          </table:table-cell>
          <table:table-cell table:formula="of:=[$'activation (FLUKA)'.C14]*100000000000" office:value-type="float" office:value="33250000" calcext:value-type="float">
            <text:p>33250000</text:p>
          </table:table-cell>
          <table:table-cell table:formula="of:=[$'activation (FLUKA)'.D14]*100000000000" office:value-type="float" office:value="576628.12973354" calcext:value-type="float">
            <text:p>576628</text:p>
          </table:table-cell>
          <table:table-cell table:formula="of:=[$'activation (FLUKA)'.E14]*100000000000" office:value-type="float" office:value="613530000" calcext:value-type="float">
            <text:p>613530000</text:p>
          </table:table-cell>
          <table:table-cell table:formula="of:=[$'activation (FLUKA)'.F14]*100000000000" office:value-type="float" office:value="2476953.77429616" calcext:value-type="float">
            <text:p>2476954</text:p>
          </table:table-cell>
          <table:table-cell table:formula="of:=[$'activation (FLUKA)'.G14]*100000000000" office:value-type="float" office:value="8150000" calcext:value-type="float">
            <text:p>8150000</text:p>
          </table:table-cell>
          <table:table-cell table:formula="of:=[$'activation (FLUKA)'.H14]*100000000000" office:value-type="float" office:value="285482.048472404" calcext:value-type="float">
            <text:p>285482</text:p>
          </table:table-cell>
          <table:table-cell table:formula="of:=[$'activation (FLUKA)'.I14]*100000000000" office:value-type="float" office:value="149480000" calcext:value-type="float">
            <text:p>149480000</text:p>
          </table:table-cell>
          <table:table-cell table:formula="of:=[$'activation (FLUKA)'.J14]*100000000000" office:value-type="float" office:value="1222620.13724623" calcext:value-type="float">
            <text:p>1222620</text:p>
          </table:table-cell>
          <table:table-cell table:formula="of:=[$'activation (FLUKA)'.K14]*100000000000" office:value-type="float" office:value="0" calcext:value-type="float">
            <text:p>0</text:p>
          </table:table-cell>
          <table:table-cell table:formula="of:=[$'activation (FLUKA)'.L14]*100000000000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activation (FLUKA)'.A15]*100000000000" office:value-type="float" office:value="205140000" calcext:value-type="float">
            <text:p>205140000</text:p>
          </table:table-cell>
          <table:table-cell table:formula="of:=[$'activation (FLUKA)'.B15]*100000000000" office:value-type="float" office:value="1432270.92409223" calcext:value-type="float">
            <text:p>1432271</text:p>
          </table:table-cell>
          <table:table-cell table:formula="of:=[$'activation (FLUKA)'.C15]*100000000000" office:value-type="float" office:value="31980000" calcext:value-type="float">
            <text:p>31980000</text:p>
          </table:table-cell>
          <table:table-cell table:formula="of:=[$'activation (FLUKA)'.D15]*100000000000" office:value-type="float" office:value="565508.620623948" calcext:value-type="float">
            <text:p>565509</text:p>
          </table:table-cell>
          <table:table-cell table:formula="of:=[$'activation (FLUKA)'.E15]*100000000000" office:value-type="float" office:value="621650000" calcext:value-type="float">
            <text:p>621650000</text:p>
          </table:table-cell>
          <table:table-cell table:formula="of:=[$'activation (FLUKA)'.F15]*100000000000" office:value-type="float" office:value="2493290.99785805" calcext:value-type="float">
            <text:p>2493291</text:p>
          </table:table-cell>
          <table:table-cell table:formula="of:=[$'activation (FLUKA)'.G15]*100000000000" office:value-type="float" office:value="8040000" calcext:value-type="float">
            <text:p>8040000</text:p>
          </table:table-cell>
          <table:table-cell table:formula="of:=[$'activation (FLUKA)'.H15]*100000000000" office:value-type="float" office:value="283548.937575156" calcext:value-type="float">
            <text:p>283549</text:p>
          </table:table-cell>
          <table:table-cell table:formula="of:=[$'activation (FLUKA)'.I15]*100000000000" office:value-type="float" office:value="149930000" calcext:value-type="float">
            <text:p>149930000</text:p>
          </table:table-cell>
          <table:table-cell table:formula="of:=[$'activation (FLUKA)'.J15]*100000000000" office:value-type="float" office:value="1224459.06424021" calcext:value-type="float">
            <text:p>1224459</text:p>
          </table:table-cell>
          <table:table-cell table:formula="of:=[$'activation (FLUKA)'.K15]*100000000000" office:value-type="float" office:value="0" calcext:value-type="float">
            <text:p>0</text:p>
          </table:table-cell>
          <table:table-cell table:formula="of:=[$'activation (FLUKA)'.L15]*100000000000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activation (FLUKA)'.A16]*100000000000" office:value-type="float" office:value="208970000" calcext:value-type="float">
            <text:p>208970000</text:p>
          </table:table-cell>
          <table:table-cell table:formula="of:=[$'activation (FLUKA)'.B16]*100000000000" office:value-type="float" office:value="1445579.46858691" calcext:value-type="float">
            <text:p>1445579</text:p>
          </table:table-cell>
          <table:table-cell table:formula="of:=[$'activation (FLUKA)'.C16]*100000000000" office:value-type="float" office:value="31390000" calcext:value-type="float">
            <text:p>31390000</text:p>
          </table:table-cell>
          <table:table-cell table:formula="of:=[$'activation (FLUKA)'.D16]*100000000000" office:value-type="float" office:value="560267.793113258" calcext:value-type="float">
            <text:p>560268</text:p>
          </table:table-cell>
          <table:table-cell table:formula="of:=[$'activation (FLUKA)'.E16]*100000000000" office:value-type="float" office:value="628800000" calcext:value-type="float">
            <text:p>628800000</text:p>
          </table:table-cell>
          <table:table-cell table:formula="of:=[$'activation (FLUKA)'.F16]*100000000000" office:value-type="float" office:value="2507588.4829852" calcext:value-type="float">
            <text:p>2507588</text:p>
          </table:table-cell>
          <table:table-cell table:formula="of:=[$'activation (FLUKA)'.G16]*100000000000" office:value-type="float" office:value="7430000" calcext:value-type="float">
            <text:p>7430000</text:p>
          </table:table-cell>
          <table:table-cell table:formula="of:=[$'activation (FLUKA)'.H16]*100000000000" office:value-type="float" office:value="272580.26340878" calcext:value-type="float">
            <text:p>272580</text:p>
          </table:table-cell>
          <table:table-cell table:formula="of:=[$'activation (FLUKA)'.I16]*100000000000" office:value-type="float" office:value="150460000" calcext:value-type="float">
            <text:p>150460000</text:p>
          </table:table-cell>
          <table:table-cell table:formula="of:=[$'activation (FLUKA)'.J16]*100000000000" office:value-type="float" office:value="1226621.37597549" calcext:value-type="float">
            <text:p>1226621</text:p>
          </table:table-cell>
          <table:table-cell table:formula="of:=[$'activation (FLUKA)'.K16]*100000000000" office:value-type="float" office:value="0" calcext:value-type="float">
            <text:p>0</text:p>
          </table:table-cell>
          <table:table-cell table:formula="of:=[$'activation (FLUKA)'.L16]*100000000000" office:value-type="float" office:value="0" calcext:value-type="float">
            <text:p>0</text:p>
          </table:table-cell>
          <table:table-cell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activation (FLUKA)'.A17]*100000000000" office:value-type="float" office:value="226380000" calcext:value-type="float">
            <text:p>226380000</text:p>
          </table:table-cell>
          <table:table-cell table:formula="of:=[$'activation (FLUKA)'.B17]*100000000000" office:value-type="float" office:value="1504592.96821433" calcext:value-type="float">
            <text:p>1504593</text:p>
          </table:table-cell>
          <table:table-cell table:formula="of:=[$'activation (FLUKA)'.C17]*100000000000" office:value-type="float" office:value="28730000" calcext:value-type="float">
            <text:p>28730000</text:p>
          </table:table-cell>
          <table:table-cell table:formula="of:=[$'activation (FLUKA)'.D17]*100000000000" office:value-type="float" office:value="536003.731330296" calcext:value-type="float">
            <text:p>536004</text:p>
          </table:table-cell>
          <table:table-cell table:formula="of:=[$'activation (FLUKA)'.E17]*100000000000" office:value-type="float" office:value="643970000" calcext:value-type="float">
            <text:p>643970000</text:p>
          </table:table-cell>
          <table:table-cell table:formula="of:=[$'activation (FLUKA)'.F17]*100000000000" office:value-type="float" office:value="2537656.39912105" calcext:value-type="float">
            <text:p>2537656</text:p>
          </table:table-cell>
          <table:table-cell table:formula="of:=[$'activation (FLUKA)'.G17]*100000000000" office:value-type="float" office:value="5100000" calcext:value-type="float">
            <text:p>5100000</text:p>
          </table:table-cell>
          <table:table-cell table:formula="of:=[$'activation (FLUKA)'.H17]*100000000000" office:value-type="float" office:value="225831.795812724" calcext:value-type="float">
            <text:p>225832</text:p>
          </table:table-cell>
          <table:table-cell table:formula="of:=[$'activation (FLUKA)'.I17]*100000000000" office:value-type="float" office:value="152220000" calcext:value-type="float">
            <text:p>152220000</text:p>
          </table:table-cell>
          <table:table-cell table:formula="of:=[$'activation (FLUKA)'.J17]*100000000000" office:value-type="float" office:value="1233774.69580147" calcext:value-type="float">
            <text:p>1233775</text:p>
          </table:table-cell>
          <table:table-cell table:formula="of:=[$'activation (FLUKA)'.K17]*100000000000" office:value-type="float" office:value="0" calcext:value-type="float">
            <text:p>0</text:p>
          </table:table-cell>
          <table:table-cell table:formula="of:=[$'activation (FLUKA)'.L17]*100000000000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activation (FLUKA)'.A18]*100000000000" office:value-type="float" office:value="270710000" calcext:value-type="float">
            <text:p>270710000</text:p>
          </table:table-cell>
          <table:table-cell table:formula="of:=[$'activation (FLUKA)'.B18]*100000000000" office:value-type="float" office:value="1645326.71527572" calcext:value-type="float">
            <text:p>1645327</text:p>
          </table:table-cell>
          <table:table-cell table:formula="of:=[$'activation (FLUKA)'.C18]*100000000000" office:value-type="float" office:value="21150000" calcext:value-type="float">
            <text:p>21150000</text:p>
          </table:table-cell>
          <table:table-cell table:formula="of:=[$'activation (FLUKA)'.D18]*100000000000" office:value-type="float" office:value="459891.291502677" calcext:value-type="float">
            <text:p>459891</text:p>
          </table:table-cell>
          <table:table-cell table:formula="of:=[$'activation (FLUKA)'.E18]*100000000000" office:value-type="float" office:value="699070000" calcext:value-type="float">
            <text:p>699070000</text:p>
          </table:table-cell>
          <table:table-cell table:formula="of:=[$'activation (FLUKA)'.F18]*100000000000" office:value-type="float" office:value="2643993.19212437" calcext:value-type="float">
            <text:p>2643993</text:p>
          </table:table-cell>
          <table:table-cell table:formula="of:=[$'activation (FLUKA)'.G18]*100000000000" office:value-type="float" office:value="3420000" calcext:value-type="float">
            <text:p>3420000</text:p>
          </table:table-cell>
          <table:table-cell table:formula="of:=[$'activation (FLUKA)'.H18]*100000000000" office:value-type="float" office:value="184932.420089069" calcext:value-type="float">
            <text:p>184932</text:p>
          </table:table-cell>
          <table:table-cell table:formula="of:=[$'activation (FLUKA)'.I18]*100000000000" office:value-type="float" office:value="159640000" calcext:value-type="float">
            <text:p>159640000</text:p>
          </table:table-cell>
          <table:table-cell table:formula="of:=[$'activation (FLUKA)'.J18]*100000000000" office:value-type="float" office:value="1263487.23776697" calcext:value-type="float">
            <text:p>1263487</text:p>
          </table:table-cell>
          <table:table-cell table:formula="of:=[$'activation (FLUKA)'.K18]*100000000000" office:value-type="float" office:value="0" calcext:value-type="float">
            <text:p>0</text:p>
          </table:table-cell>
          <table:table-cell table:formula="of:=[$'activation (FLUKA)'.L18]*100000000000"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activation (FLUKA)'.A19]*100000000000" office:value-type="float" office:value="227070000" calcext:value-type="float">
            <text:p>227070000</text:p>
          </table:table-cell>
          <table:table-cell table:formula="of:=[$'activation (FLUKA)'.B19]*100000000000" office:value-type="float" office:value="1506884.20258492" calcext:value-type="float">
            <text:p>1506884</text:p>
          </table:table-cell>
          <table:table-cell table:formula="of:=[$'activation (FLUKA)'.C19]*100000000000" office:value-type="float" office:value="13100000" calcext:value-type="float">
            <text:p>13100000</text:p>
          </table:table-cell>
          <table:table-cell table:formula="of:=[$'activation (FLUKA)'.D19]*100000000000" office:value-type="float" office:value="361939.221417077" calcext:value-type="float">
            <text:p>361939</text:p>
          </table:table-cell>
          <table:table-cell table:formula="of:=[$'activation (FLUKA)'.E19]*100000000000" office:value-type="float" office:value="672660000" calcext:value-type="float">
            <text:p>672660000</text:p>
          </table:table-cell>
          <table:table-cell table:formula="of:=[$'activation (FLUKA)'.F19]*100000000000" office:value-type="float" office:value="2593568.96958612" calcext:value-type="float">
            <text:p>2593569</text:p>
          </table:table-cell>
          <table:table-cell table:formula="of:=[$'activation (FLUKA)'.G19]*100000000000" office:value-type="float" office:value="1330000" calcext:value-type="float">
            <text:p>1330000</text:p>
          </table:table-cell>
          <table:table-cell table:formula="of:=[$'activation (FLUKA)'.H19]*100000000000" office:value-type="float" office:value="115325.625946708" calcext:value-type="float">
            <text:p>115326</text:p>
          </table:table-cell>
          <table:table-cell table:formula="of:=[$'activation (FLUKA)'.I19]*100000000000" office:value-type="float" office:value="151390000" calcext:value-type="float">
            <text:p>151390000</text:p>
          </table:table-cell>
          <table:table-cell table:formula="of:=[$'activation (FLUKA)'.J19]*100000000000" office:value-type="float" office:value="1230406.43691424" calcext:value-type="float">
            <text:p>1230406</text:p>
          </table:table-cell>
          <table:table-cell table:formula="of:=[$'activation (FLUKA)'.K19]*100000000000" office:value-type="float" office:value="10000" calcext:value-type="float">
            <text:p>10000</text:p>
          </table:table-cell>
          <table:table-cell table:formula="of:=[$'activation (FLUKA)'.L19]*100000000000"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activation (FLUKA)'.A20]*100000000000" office:value-type="float" office:value="338470000" calcext:value-type="float">
            <text:p>338470000</text:p>
          </table:table-cell>
          <table:table-cell table:formula="of:=[$'activation (FLUKA)'.B20]*100000000000" office:value-type="float" office:value="1839755.41852715" calcext:value-type="float">
            <text:p>1839755</text:p>
          </table:table-cell>
          <table:table-cell table:formula="of:=[$'activation (FLUKA)'.C20]*100000000000" office:value-type="float" office:value="55010000" calcext:value-type="float">
            <text:p>55010000</text:p>
          </table:table-cell>
          <table:table-cell table:formula="of:=[$'activation (FLUKA)'.D20]*100000000000" office:value-type="float" office:value="741687.265631546" calcext:value-type="float">
            <text:p>741687</text:p>
          </table:table-cell>
          <table:table-cell table:formula="of:=[$'activation (FLUKA)'.E20]*100000000000" office:value-type="float" office:value="1039700000" calcext:value-type="float">
            <text:p>1039700000</text:p>
          </table:table-cell>
          <table:table-cell table:formula="of:=[$'activation (FLUKA)'.F20]*100000000000" office:value-type="float" office:value="3224437.93551682" calcext:value-type="float">
            <text:p>3224438</text:p>
          </table:table-cell>
          <table:table-cell table:formula="of:=[$'activation (FLUKA)'.G20]*100000000000" office:value-type="float" office:value="12660000" calcext:value-type="float">
            <text:p>12660000</text:p>
          </table:table-cell>
          <table:table-cell table:formula="of:=[$'activation (FLUKA)'.H20]*100000000000" office:value-type="float" office:value="355808.937493144" calcext:value-type="float">
            <text:p>355809</text:p>
          </table:table-cell>
          <table:table-cell table:formula="of:=[$'activation (FLUKA)'.I20]*100000000000" office:value-type="float" office:value="253490000" calcext:value-type="float">
            <text:p>253490000</text:p>
          </table:table-cell>
          <table:table-cell table:formula="of:=[$'activation (FLUKA)'.J20]*100000000000" office:value-type="float" office:value="1592136.92878471" calcext:value-type="float">
            <text:p>1592137</text:p>
          </table:table-cell>
          <table:table-cell table:formula="of:=[$'activation (FLUKA)'.K20]*100000000000" office:value-type="float" office:value="0" calcext:value-type="float">
            <text:p>0</text:p>
          </table:table-cell>
          <table:table-cell table:formula="of:=[$'activation (FLUKA)'.L20]*100000000000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$'activation (FLUKA)'.A21]*100000000000" office:value-type="float" office:value="341450000" calcext:value-type="float">
            <text:p>341450000</text:p>
          </table:table-cell>
          <table:table-cell table:formula="of:=[$'activation (FLUKA)'.B21]*100000000000" office:value-type="float" office:value="1847836.57286027" calcext:value-type="float">
            <text:p>1847837</text:p>
          </table:table-cell>
          <table:table-cell table:formula="of:=[$'activation (FLUKA)'.C21]*100000000000" office:value-type="float" office:value="54390000" calcext:value-type="float">
            <text:p>54390000</text:p>
          </table:table-cell>
          <table:table-cell table:formula="of:=[$'activation (FLUKA)'.D21]*100000000000" office:value-type="float" office:value="737495.762699692" calcext:value-type="float">
            <text:p>737496</text:p>
          </table:table-cell>
          <table:table-cell table:formula="of:=[$'activation (FLUKA)'.E21]*100000000000" office:value-type="float" office:value="1033600000" calcext:value-type="float">
            <text:p>1033600000</text:p>
          </table:table-cell>
          <table:table-cell table:formula="of:=[$'activation (FLUKA)'.F21]*100000000000" office:value-type="float" office:value="3214965.00758562" calcext:value-type="float">
            <text:p>3214965</text:p>
          </table:table-cell>
          <table:table-cell table:formula="of:=[$'activation (FLUKA)'.G21]*100000000000" office:value-type="float" office:value="12390000" calcext:value-type="float">
            <text:p>12390000</text:p>
          </table:table-cell>
          <table:table-cell table:formula="of:=[$'activation (FLUKA)'.H21]*100000000000" office:value-type="float" office:value="351994.318135961" calcext:value-type="float">
            <text:p>351994</text:p>
          </table:table-cell>
          <table:table-cell table:formula="of:=[$'activation (FLUKA)'.I21]*100000000000" office:value-type="float" office:value="249580000" calcext:value-type="float">
            <text:p>249580000</text:p>
          </table:table-cell>
          <table:table-cell table:formula="of:=[$'activation (FLUKA)'.J21]*100000000000" office:value-type="float" office:value="1579810.11517207" calcext:value-type="float">
            <text:p>1579810</text:p>
          </table:table-cell>
          <table:table-cell table:formula="of:=[$'activation (FLUKA)'.K21]*100000000000" office:value-type="float" office:value="10000" calcext:value-type="float">
            <text:p>10000</text:p>
          </table:table-cell>
          <table:table-cell table:formula="of:=[$'activation (FLUKA)'.L21]*100000000000" office:value-type="float" office:value="10000" calcext:value-type="float">
            <text:p>10000</text:p>
          </table:table-cell>
          <table:table-cell office:value-type="float" office:value="0.23" calcext:value-type="float">
            <text:p>0.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$'activation (FLUKA)'.A22]*100000000000" office:value-type="float" office:value="352990000" calcext:value-type="float">
            <text:p>352990000</text:p>
          </table:table-cell>
          <table:table-cell table:formula="of:=[$'activation (FLUKA)'.B22]*100000000000" office:value-type="float" office:value="1878802.81030235" calcext:value-type="float">
            <text:p>1878803</text:p>
          </table:table-cell>
          <table:table-cell table:formula="of:=[$'activation (FLUKA)'.C22]*100000000000" office:value-type="float" office:value="51470000" calcext:value-type="float">
            <text:p>51470000</text:p>
          </table:table-cell>
          <table:table-cell table:formula="of:=[$'activation (FLUKA)'.D22]*100000000000" office:value-type="float" office:value="717425.954367418" calcext:value-type="float">
            <text:p>717426</text:p>
          </table:table-cell>
          <table:table-cell table:formula="of:=[$'activation (FLUKA)'.E22]*100000000000" office:value-type="float" office:value="1041100000" calcext:value-type="float">
            <text:p>1041100000</text:p>
          </table:table-cell>
          <table:table-cell table:formula="of:=[$'activation (FLUKA)'.F22]*100000000000" office:value-type="float" office:value="3226608.12619072" calcext:value-type="float">
            <text:p>3226608</text:p>
          </table:table-cell>
          <table:table-cell table:formula="of:=[$'activation (FLUKA)'.G22]*100000000000" office:value-type="float" office:value="11260000" calcext:value-type="float">
            <text:p>11260000</text:p>
          </table:table-cell>
          <table:table-cell table:formula="of:=[$'activation (FLUKA)'.H22]*100000000000" office:value-type="float" office:value="335559.23471125" calcext:value-type="float">
            <text:p>335559</text:p>
          </table:table-cell>
          <table:table-cell table:formula="of:=[$'activation (FLUKA)'.I22]*100000000000" office:value-type="float" office:value="251920000" calcext:value-type="float">
            <text:p>251920000</text:p>
          </table:table-cell>
          <table:table-cell table:formula="of:=[$'activation (FLUKA)'.J22]*100000000000" office:value-type="float" office:value="1587198.79032212" calcext:value-type="float">
            <text:p>1587199</text:p>
          </table:table-cell>
          <table:table-cell table:formula="of:=[$'activation (FLUKA)'.K22]*100000000000" office:value-type="float" office:value="10000" calcext:value-type="float">
            <text:p>10000</text:p>
          </table:table-cell>
          <table:table-cell table:formula="of:=[$'activation (FLUKA)'.L22]*100000000000" office:value-type="float" office:value="10000" calcext:value-type="float">
            <text:p>10000</text:p>
          </table:table-cell>
          <table:table-cell office:value-type="float" office:value="0.2" calcext:value-type="float">
            <text:p>0.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$'activation (FLUKA)'.A23]*100000000000" office:value-type="float" office:value="382870000" calcext:value-type="float">
            <text:p>382870000</text:p>
          </table:table-cell>
          <table:table-cell table:formula="of:=[$'activation (FLUKA)'.B23]*100000000000" office:value-type="float" office:value="1956706.41640487" calcext:value-type="float">
            <text:p>1956706</text:p>
          </table:table-cell>
          <table:table-cell table:formula="of:=[$'activation (FLUKA)'.C23]*100000000000" office:value-type="float" office:value="46580000" calcext:value-type="float">
            <text:p>46580000</text:p>
          </table:table-cell>
          <table:table-cell table:formula="of:=[$'activation (FLUKA)'.D23]*100000000000" office:value-type="float" office:value="682495.421230062" calcext:value-type="float">
            <text:p>682495</text:p>
          </table:table-cell>
          <table:table-cell table:formula="of:=[$'activation (FLUKA)'.E23]*100000000000" office:value-type="float" office:value="1074800000" calcext:value-type="float">
            <text:p>1074800000</text:p>
          </table:table-cell>
          <table:table-cell table:formula="of:=[$'activation (FLUKA)'.F23]*100000000000" office:value-type="float" office:value="3278414.2508231" calcext:value-type="float">
            <text:p>3278414</text:p>
          </table:table-cell>
          <table:table-cell table:formula="of:=[$'activation (FLUKA)'.G23]*100000000000" office:value-type="float" office:value="8280000" calcext:value-type="float">
            <text:p>8280000</text:p>
          </table:table-cell>
          <table:table-cell table:formula="of:=[$'activation (FLUKA)'.H23]*100000000000" office:value-type="float" office:value="287749.891398763" calcext:value-type="float">
            <text:p>287750</text:p>
          </table:table-cell>
          <table:table-cell table:formula="of:=[$'activation (FLUKA)'.I23]*100000000000" office:value-type="float" office:value="249410000" calcext:value-type="float">
            <text:p>249410000</text:p>
          </table:table-cell>
          <table:table-cell table:formula="of:=[$'activation (FLUKA)'.J23]*100000000000" office:value-type="float" office:value="1579271.98417499" calcext:value-type="float">
            <text:p>1579272</text:p>
          </table:table-cell>
          <table:table-cell table:formula="of:=[$'activation (FLUKA)'.K23]*100000000000" office:value-type="float" office:value="0" calcext:value-type="float">
            <text:p>0</text:p>
          </table:table-cell>
          <table:table-cell table:formula="of:=[$'activation (FLUKA)'.L23]*100000000000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$'activation (FLUKA)'.A24]*100000000000" office:value-type="float" office:value="426930000" calcext:value-type="float">
            <text:p>426930000</text:p>
          </table:table-cell>
          <table:table-cell table:formula="of:=[$'activation (FLUKA)'.B24]*100000000000" office:value-type="float" office:value="2066228.44816346" calcext:value-type="float">
            <text:p>2066228</text:p>
          </table:table-cell>
          <table:table-cell table:formula="of:=[$'activation (FLUKA)'.C24]*100000000000" office:value-type="float" office:value="32450000" calcext:value-type="float">
            <text:p>32450000</text:p>
          </table:table-cell>
          <table:table-cell table:formula="of:=[$'activation (FLUKA)'.D24]*100000000000" office:value-type="float" office:value="569649.014745045" calcext:value-type="float">
            <text:p>569649</text:p>
          </table:table-cell>
          <table:table-cell table:formula="of:=[$'activation (FLUKA)'.E24]*100000000000" office:value-type="float" office:value="1139800000" calcext:value-type="float">
            <text:p>1139800000</text:p>
          </table:table-cell>
          <table:table-cell table:formula="of:=[$'activation (FLUKA)'.F24]*100000000000" office:value-type="float" office:value="3376092.4157967" calcext:value-type="float">
            <text:p>3376092</text:p>
          </table:table-cell>
          <table:table-cell table:formula="of:=[$'activation (FLUKA)'.G24]*100000000000" office:value-type="float" office:value="4510000" calcext:value-type="float">
            <text:p>4510000</text:p>
          </table:table-cell>
          <table:table-cell table:formula="of:=[$'activation (FLUKA)'.H24]*100000000000" office:value-type="float" office:value="212367.605815953" calcext:value-type="float">
            <text:p>212368</text:p>
          </table:table-cell>
          <table:table-cell table:formula="of:=[$'activation (FLUKA)'.I24]*100000000000" office:value-type="float" office:value="256960000" calcext:value-type="float">
            <text:p>256960000</text:p>
          </table:table-cell>
          <table:table-cell table:formula="of:=[$'activation (FLUKA)'.J24]*100000000000" office:value-type="float" office:value="1602997.19276111" calcext:value-type="float">
            <text:p>1602997</text:p>
          </table:table-cell>
          <table:table-cell table:formula="of:=[$'activation (FLUKA)'.K24]*100000000000" office:value-type="float" office:value="0" calcext:value-type="float">
            <text:p>0</text:p>
          </table:table-cell>
          <table:table-cell table:formula="of:=[$'activation (FLUKA)'.L24]*100000000000"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$'activation (FLUKA)'.A25]*100000000000" office:value-type="float" office:value="242150000" calcext:value-type="float">
            <text:p>242150000</text:p>
          </table:table-cell>
          <table:table-cell table:formula="of:=[$'activation (FLUKA)'.B25]*100000000000" office:value-type="float" office:value="1556116.96218504" calcext:value-type="float">
            <text:p>1556117</text:p>
          </table:table-cell>
          <table:table-cell table:formula="of:=[$'activation (FLUKA)'.C25]*100000000000" office:value-type="float" office:value="13970000" calcext:value-type="float">
            <text:p>13970000</text:p>
          </table:table-cell>
          <table:table-cell table:formula="of:=[$'activation (FLUKA)'.D25]*100000000000" office:value-type="float" office:value="373764.631820615" calcext:value-type="float">
            <text:p>373765</text:p>
          </table:table-cell>
          <table:table-cell table:formula="of:=[$'activation (FLUKA)'.E25]*100000000000" office:value-type="float" office:value="741310000" calcext:value-type="float">
            <text:p>741310000</text:p>
          </table:table-cell>
          <table:table-cell table:formula="of:=[$'activation (FLUKA)'.F25]*100000000000" office:value-type="float" office:value="2722700.8649501" calcext:value-type="float">
            <text:p>2722701</text:p>
          </table:table-cell>
          <table:table-cell table:formula="of:=[$'activation (FLUKA)'.G25]*100000000000" office:value-type="float" office:value="1380000" calcext:value-type="float">
            <text:p>1380000</text:p>
          </table:table-cell>
          <table:table-cell table:formula="of:=[$'activation (FLUKA)'.H25]*100000000000" office:value-type="float" office:value="117473.401244707" calcext:value-type="float">
            <text:p>117473</text:p>
          </table:table-cell>
          <table:table-cell table:formula="of:=[$'activation (FLUKA)'.I25]*100000000000" office:value-type="float" office:value="169640000" calcext:value-type="float">
            <text:p>169640000</text:p>
          </table:table-cell>
          <table:table-cell table:formula="of:=[$'activation (FLUKA)'.J25]*100000000000" office:value-type="float" office:value="1302459.21241319" calcext:value-type="float">
            <text:p>1302459</text:p>
          </table:table-cell>
          <table:table-cell table:formula="of:=[$'activation (FLUKA)'.K25]*100000000000" office:value-type="float" office:value="0" calcext:value-type="float">
            <text:p>0</text:p>
          </table:table-cell>
          <table:table-cell table:formula="of:=[$'activation (FLUKA)'.L25]*100000000000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aturation" table:style-name="ta1">
        <table:table-column table:style-name="co7" table:default-cell-style-name="ce1"/>
        <table:table-column table:style-name="co7" table:number-columns-repeated="3" table:default-cell-style-name="Default"/>
        <table:table-column table:style-name="co7" table:default-cell-style-name="ce1"/>
        <table:table-column table:style-name="co7" table:default-cell-style-name="Default"/>
        <table:table-column table:style-name="co7" table:default-cell-style-name="ce1"/>
        <table:table-column table:style-name="co7" table:default-cell-style-name="Default"/>
        <table:table-column table:style-name="co7" table:default-cell-style-name="ce1"/>
        <table:table-column table:style-name="co7" table:number-columns-repeated="3" table:default-cell-style-name="Default"/>
        <table:table-column table:style-name="co7" table:default-cell-style-name="ce2"/>
        <table:table-column table:style-name="co7" table:default-cell-style-name="ce1"/>
        <table:table-row table:style-name="ro1">
          <table:table-cell table:style-name="Default" office:value-type="string" calcext:value-type="string">
            <text:p>Be7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Error</text:p>
          </table:table-cell>
          <table:table-cell table:style-name="Default" office:value-type="string" calcext:value-type="string">
            <text:p>C11</text:p>
          </table:table-cell>
          <table:table-cell office:value-type="string" calcext:value-type="string">
            <text:p>Error</text:p>
          </table:table-cell>
          <table:table-cell table:style-name="Default" office:value-type="string" calcext:value-type="string">
            <text:p>O14</text:p>
          </table:table-cell>
          <table:table-cell office:value-type="string" calcext:value-type="string">
            <text:p>Error</text:p>
          </table:table-cell>
          <table:table-cell table:style-name="Default" office:value-type="string" calcext:value-type="string">
            <text:p>O15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Error</text:p>
          </table:table-cell>
          <table:table-cell table:style-name="Default" office:value-type="string" calcext:value-type="string">
            <text:p>energy (GeV)</text:p>
          </table:table-cell>
          <table:table-cell table:style-name="Default" office:value-type="string" calcext:value-type="string">
            <text:p>thickness (cm)</text:p>
          </table:table-cell>
        </table:table-row>
        <table:table-row table:style-name="ro1">
          <table:table-cell table:formula="of:=[$'Total Activation'.A2]*(1-EXP(-0.000000151*60))" office:value-type="float" office:value="604.842860054746" calcext:value-type="float">
            <text:p>605</text:p>
          </table:table-cell>
          <table:table-cell/>
          <table:table-cell table:formula="of:=[$'Total Activation'.C2]*(1-EXP(-0.0359*60))" office:value-type="float" office:value="9432075.65056706" calcext:value-type="float">
            <text:p>9432075.65056706</text:p>
          </table:table-cell>
          <table:table-cell/>
          <table:table-cell table:formula="of:=[$'Total Activation'.E2]*(1-EXP(-0.000568*60))" office:value-type="float" office:value="6809387.39009104" calcext:value-type="float">
            <text:p>6809387</text:p>
          </table:table-cell>
          <table:table-cell/>
          <table:table-cell table:formula="of:=[$'Total Activation'.G2]*(1-EXP(-0.00982*60))" office:value-type="float" office:value="1068549.78241359" calcext:value-type="float">
            <text:p>1068550</text:p>
          </table:table-cell>
          <table:table-cell/>
          <table:table-cell table:formula="of:=[$'Total Activation'.I2]*(1-EXP(-0.00567*60))" office:value-type="float" office:value="14271531.1246699" calcext:value-type="float">
            <text:p>14271531</text:p>
          </table:table-cell>
          <table:table-cell/>
          <table:table-cell table:formula="of:=[$'Total Activation'.K2]*(1-EXP(-0.0107*60))"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Total Activation'.A3]*(1-EXP(-0.000000151*60))" office:value-type="float" office:value="622.328580844226" calcext:value-type="float">
            <text:p>622</text:p>
          </table:table-cell>
          <table:table-cell/>
          <table:table-cell table:formula="of:=[$'Total Activation'.C3]*(1-EXP(-0.0359*60))" office:value-type="float" office:value="9688430.09655248" calcext:value-type="float">
            <text:p>9688430.09655248</text:p>
          </table:table-cell>
          <table:table-cell/>
          <table:table-cell table:formula="of:=[$'Total Activation'.E3]*(1-EXP(-0.000568*60))" office:value-type="float" office:value="6828820.76452519" calcext:value-type="float">
            <text:p>6828821</text:p>
          </table:table-cell>
          <table:table-cell/>
          <table:table-cell table:formula="of:=[$'Total Activation'.G3]*(1-EXP(-0.00982*60))" office:value-type="float" office:value="1019574.58405297" calcext:value-type="float">
            <text:p>1019575</text:p>
          </table:table-cell>
          <table:table-cell/>
          <table:table-cell table:formula="of:=[$'Total Activation'.I3]*(1-EXP(-0.00567*60))" office:value-type="float" office:value="14476275.2567878" calcext:value-type="float">
            <text:p>14476275</text:p>
          </table:table-cell>
          <table:table-cell/>
          <table:table-cell table:formula="of:=[$'Total Activation'.K3]*(1-EXP(-0.0107*60))" office:value-type="float" office:value="0" calcext:value-type="float">
            <text:p>0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Total Activation'.A4]*(1-EXP(-0.000000151*60))" office:value-type="float" office:value="620.878987410901" calcext:value-type="float">
            <text:p>621</text:p>
          </table:table-cell>
          <table:table-cell/>
          <table:table-cell table:formula="of:=[$'Total Activation'.C4]*(1-EXP(-0.0359*60))" office:value-type="float" office:value="9193400.82154615" calcext:value-type="float">
            <text:p>9193400.82154615</text:p>
          </table:table-cell>
          <table:table-cell/>
          <table:table-cell table:formula="of:=[$'Total Activation'.E4]*(1-EXP(-0.000568*60))" office:value-type="float" office:value="6891476.64416634" calcext:value-type="float">
            <text:p>6891477</text:p>
          </table:table-cell>
          <table:table-cell/>
          <table:table-cell table:formula="of:=[$'Total Activation'.G4]*(1-EXP(-0.00982*60))" office:value-type="float" office:value="1148691.01609461" calcext:value-type="float">
            <text:p>1148691</text:p>
          </table:table-cell>
          <table:table-cell/>
          <table:table-cell table:formula="of:=[$'Total Activation'.I4]*(1-EXP(-0.00567*60))" office:value-type="float" office:value="14531065.9400306" calcext:value-type="float">
            <text:p>14531066</text:p>
          </table:table-cell>
          <table:table-cell/>
          <table:table-cell table:formula="of:=[$'Total Activation'.K4]*(1-EXP(-0.0107*60))"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Total Activation'.A5]*(1-EXP(-0.000000151*60))" office:value-type="float" office:value="668.081373583538" calcext:value-type="float">
            <text:p>668</text:p>
          </table:table-cell>
          <table:table-cell/>
          <table:table-cell table:formula="of:=[$'Total Activation'.C5]*(1-EXP(-0.0359*60))" office:value-type="float" office:value="8583454.03627049" calcext:value-type="float">
            <text:p>8583454.03627049</text:p>
          </table:table-cell>
          <table:table-cell/>
          <table:table-cell table:formula="of:=[$'Total Activation'.E5]*(1-EXP(-0.000568*60))" office:value-type="float" office:value="7063361.49045462" calcext:value-type="float">
            <text:p>7063361</text:p>
          </table:table-cell>
          <table:table-cell/>
          <table:table-cell table:formula="of:=[$'Total Activation'.G5]*(1-EXP(-0.00982*60))" office:value-type="float" office:value="739080.266169399" calcext:value-type="float">
            <text:p>739080</text:p>
          </table:table-cell>
          <table:table-cell/>
          <table:table-cell table:formula="of:=[$'Total Activation'.I5]*(1-EXP(-0.00567*60))" office:value-type="float" office:value="14666600.7880523" calcext:value-type="float">
            <text:p>14666601</text:p>
          </table:table-cell>
          <table:table-cell/>
          <table:table-cell table:formula="of:=[$'Total Activation'.K5]*(1-EXP(-0.0107*60))"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Total Activation'.A6]*(1-EXP(-0.000000151*60))" office:value-type="float" office:value="794.014803103624" calcext:value-type="float">
            <text:p>794</text:p>
          </table:table-cell>
          <table:table-cell/>
          <table:table-cell table:formula="of:=[$'Total Activation'.C6]*(1-EXP(-0.0359*60))" office:value-type="float" office:value="6956929.2755354" calcext:value-type="float">
            <text:p>6956929.2755354</text:p>
          </table:table-cell>
          <table:table-cell/>
          <table:table-cell table:formula="of:=[$'Total Activation'.E6]*(1-EXP(-0.000568*60))" office:value-type="float" office:value="7646027.66529929" calcext:value-type="float">
            <text:p>7646028</text:p>
          </table:table-cell>
          <table:table-cell/>
          <table:table-cell table:formula="of:=[$'Total Activation'.G6]*(1-EXP(-0.00982*60))" office:value-type="float" office:value="480847.402086115" calcext:value-type="float">
            <text:p>480847</text:p>
          </table:table-cell>
          <table:table-cell/>
          <table:table-cell table:formula="of:=[$'Total Activation'.I6]*(1-EXP(-0.00567*60))" office:value-type="float" office:value="14603158.9442975" calcext:value-type="float">
            <text:p>14603159</text:p>
          </table:table-cell>
          <table:table-cell/>
          <table:table-cell table:formula="of:=[$'Total Activation'.K6]*(1-EXP(-0.0107*60))"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Total Activation'.A7]*(1-EXP(-0.000000151*60))" office:value-type="float" office:value="859.246507603237" calcext:value-type="float">
            <text:p>859</text:p>
          </table:table-cell>
          <table:table-cell/>
          <table:table-cell table:formula="of:=[$'Total Activation'.C7]*(1-EXP(-0.0359*60))" office:value-type="float" office:value="5135928.72819068" calcext:value-type="float">
            <text:p>5135928.72819068</text:p>
          </table:table-cell>
          <table:table-cell/>
          <table:table-cell table:formula="of:=[$'Total Activation'.E7]*(1-EXP(-0.000568*60))" office:value-type="float" office:value="8391197.05739507" calcext:value-type="float">
            <text:p>8391197</text:p>
          </table:table-cell>
          <table:table-cell/>
          <table:table-cell table:formula="of:=[$'Total Activation'.G7]*(1-EXP(-0.00982*60))" office:value-type="float" office:value="382897.005364869" calcext:value-type="float">
            <text:p>382897</text:p>
          </table:table-cell>
          <table:table-cell/>
          <table:table-cell table:formula="of:=[$'Total Activation'.I7]*(1-EXP(-0.00567*60))" office:value-type="float" office:value="16287251.5239716" calcext:value-type="float">
            <text:p>16287252</text:p>
          </table:table-cell>
          <table:table-cell/>
          <table:table-cell table:formula="of:=[$'Total Activation'.K7]*(1-EXP(-0.0107*60))"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Total Activation'.A8]*(1-EXP(-0.000000151*60))" office:value-type="float" office:value="1214.84989671571" calcext:value-type="float">
            <text:p>1215</text:p>
          </table:table-cell>
          <table:table-cell/>
          <table:table-cell table:formula="of:=[$'Total Activation'.C8]*(1-EXP(-0.0359*60))" office:value-type="float" office:value="18828792.0672051" calcext:value-type="float">
            <text:p>18828792.0672051</text:p>
          </table:table-cell>
          <table:table-cell/>
          <table:table-cell table:formula="of:=[$'Total Activation'.E8]*(1-EXP(-0.000568*60))" office:value-type="float" office:value="13645244.3763941" calcext:value-type="float">
            <text:p>13645244</text:p>
          </table:table-cell>
          <table:table-cell/>
          <table:table-cell table:formula="of:=[$'Total Activation'.G8]*(1-EXP(-0.00982*60))" office:value-type="float" office:value="2275120.57838893" calcext:value-type="float">
            <text:p>2275121</text:p>
          </table:table-cell>
          <table:table-cell/>
          <table:table-cell table:formula="of:=[$'Total Activation'.I8]*(1-EXP(-0.00567*60))" office:value-type="float" office:value="28727620.3402629" calcext:value-type="float">
            <text:p>28727620</text:p>
          </table:table-cell>
          <table:table-cell/>
          <table:table-cell table:formula="of:=[$'Total Activation'.K8]*(1-EXP(-0.0107*60))"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Total Activation'.A9]*(1-EXP(-0.000000151*60))" office:value-type="float" office:value="1261.87108370918" calcext:value-type="float">
            <text:p>1262</text:p>
          </table:table-cell>
          <table:table-cell/>
          <table:table-cell table:formula="of:=[$'Total Activation'.C9]*(1-EXP(-0.0359*60))" office:value-type="float" office:value="19288462.1082824" calcext:value-type="float">
            <text:p>19288462.1082824</text:p>
          </table:table-cell>
          <table:table-cell/>
          <table:table-cell table:formula="of:=[$'Total Activation'.E9]*(1-EXP(-0.000568*60))" office:value-type="float" office:value="13688801.939781" calcext:value-type="float">
            <text:p>13688802</text:p>
          </table:table-cell>
          <table:table-cell/>
          <table:table-cell table:formula="of:=[$'Total Activation'.G9]*(1-EXP(-0.00982*60))" office:value-type="float" office:value="2337452.64902973" calcext:value-type="float">
            <text:p>2337453</text:p>
          </table:table-cell>
          <table:table-cell/>
          <table:table-cell table:formula="of:=[$'Total Activation'.I9]*(1-EXP(-0.00567*60))" office:value-type="float" office:value="29462968.983785" calcext:value-type="float">
            <text:p>29462969</text:p>
          </table:table-cell>
          <table:table-cell/>
          <table:table-cell table:formula="of:=[$'Total Activation'.K9]*(1-EXP(-0.0107*60))" office:value-type="float" office:value="0" calcext:value-type="float">
            <text:p>0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Total Activation'.A10]*(1-EXP(-0.000000151*60))" office:value-type="float" office:value="1254.53251695298" calcext:value-type="float">
            <text:p>1255</text:p>
          </table:table-cell>
          <table:table-cell/>
          <table:table-cell table:formula="of:=[$'Total Activation'.C10]*(1-EXP(-0.0359*60))" office:value-type="float" office:value="18590117.2381842" calcext:value-type="float">
            <text:p>18590117.2381842</text:p>
          </table:table-cell>
          <table:table-cell/>
          <table:table-cell table:formula="of:=[$'Total Activation'.E10]*(1-EXP(-0.000568*60))" office:value-type="float" office:value="14003086.5125264" calcext:value-type="float">
            <text:p>14003087</text:p>
          </table:table-cell>
          <table:table-cell/>
          <table:table-cell table:formula="of:=[$'Total Activation'.G10]*(1-EXP(-0.00982*60))" office:value-type="float" office:value="1972364.80670508" calcext:value-type="float">
            <text:p>1972365</text:p>
          </table:table-cell>
          <table:table-cell/>
          <table:table-cell table:formula="of:=[$'Total Activation'.I10]*(1-EXP(-0.00567*60))" office:value-type="float" office:value="28508457.6072916" calcext:value-type="float">
            <text:p>28508458</text:p>
          </table:table-cell>
          <table:table-cell/>
          <table:table-cell table:formula="of:=[$'Total Activation'.K10]*(1-EXP(-0.0107*60))"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Total Activation'.A11]*(1-EXP(-0.000000151*60))" office:value-type="float" office:value="1352.10827493365" calcext:value-type="float">
            <text:p>1352</text:p>
          </table:table-cell>
          <table:table-cell/>
          <table:table-cell table:formula="of:=[$'Total Activation'.C11]*(1-EXP(-0.0359*60))" office:value-type="float" office:value="16892874.009591" calcext:value-type="float">
            <text:p>16892874.009591</text:p>
          </table:table-cell>
          <table:table-cell/>
          <table:table-cell table:formula="of:=[$'Total Activation'.E11]*(1-EXP(-0.000568*60))" office:value-type="float" office:value="14409847.142924" calcext:value-type="float">
            <text:p>14409847</text:p>
          </table:table-cell>
          <table:table-cell/>
          <table:table-cell table:formula="of:=[$'Total Activation'.G11]*(1-EXP(-0.00982*60))" office:value-type="float" office:value="1691870.48882152" calcext:value-type="float">
            <text:p>1691870</text:p>
          </table:table-cell>
          <table:table-cell/>
          <table:table-cell table:formula="of:=[$'Total Activation'.I11]*(1-EXP(-0.00567*60))" office:value-type="float" office:value="28978503.9951116" calcext:value-type="float">
            <text:p>28978504</text:p>
          </table:table-cell>
          <table:table-cell/>
          <table:table-cell table:formula="of:=[$'Total Activation'.K11]*(1-EXP(-0.0107*60))"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Total Activation'.A12]*(1-EXP(-0.000000151*60))" office:value-type="float" office:value="1617.65567200082" calcext:value-type="float">
            <text:p>1618</text:p>
          </table:table-cell>
          <table:table-cell/>
          <table:table-cell table:formula="of:=[$'Total Activation'.C12]*(1-EXP(-0.0359*60))" office:value-type="float" office:value="13188994.2555258" calcext:value-type="float">
            <text:p>13188994.2555258</text:p>
          </table:table-cell>
          <table:table-cell/>
          <table:table-cell table:formula="of:=[$'Total Activation'.E12]*(1-EXP(-0.000568*60))" office:value-type="float" office:value="15415691.7989814" calcext:value-type="float">
            <text:p>15415692</text:p>
          </table:table-cell>
          <table:table-cell/>
          <table:table-cell table:formula="of:=[$'Total Activation'.G12]*(1-EXP(-0.00982*60))" office:value-type="float" office:value="1059645.20089348" calcext:value-type="float">
            <text:p>1059645</text:p>
          </table:table-cell>
          <table:table-cell/>
          <table:table-cell table:formula="of:=[$'Total Activation'.I12]*(1-EXP(-0.00567*60))" office:value-type="float" office:value="29685015.4369269" calcext:value-type="float">
            <text:p>29685015</text:p>
          </table:table-cell>
          <table:table-cell/>
          <table:table-cell table:formula="of:=[$'Total Activation'.K12]*(1-EXP(-0.0107*60))"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Total Activation'.A13]*(1-EXP(-0.000000151*60))" office:value-type="float" office:value="1622.54804983829" calcext:value-type="float">
            <text:p>1623</text:p>
          </table:table-cell>
          <table:table-cell/>
          <table:table-cell table:formula="of:=[$'Total Activation'.C13]*(1-EXP(-0.0359*60))" office:value-type="float" office:value="9246439.67243968" calcext:value-type="float">
            <text:p>9246439.67243968</text:p>
          </table:table-cell>
          <table:table-cell/>
          <table:table-cell table:formula="of:=[$'Total Activation'.E13]*(1-EXP(-0.000568*60))" office:value-type="float" office:value="16723758.9333078" calcext:value-type="float">
            <text:p>16723759</text:p>
          </table:table-cell>
          <table:table-cell/>
          <table:table-cell table:formula="of:=[$'Total Activation'.G13]*(1-EXP(-0.00982*60))" office:value-type="float" office:value="529822.600446738" calcext:value-type="float">
            <text:p>529823</text:p>
          </table:table-cell>
          <table:table-cell/>
          <table:table-cell table:formula="of:=[$'Total Activation'.I13]*(1-EXP(-0.00567*60))" office:value-type="float" office:value="32133293.8618299" calcext:value-type="float">
            <text:p>32133294</text:p>
          </table:table-cell>
          <table:table-cell/>
          <table:table-cell table:formula="of:=[$'Total Activation'.K13]*(1-EXP(-0.0107*60))"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Total Activation'.A14]*(1-EXP(-0.000000151*60))" office:value-type="float" office:value="1840.44006278492" calcext:value-type="float">
            <text:p>1840</text:p>
          </table:table-cell>
          <table:table-cell/>
          <table:table-cell table:formula="of:=[$'Total Activation'.C14]*(1-EXP(-0.0359*60))" office:value-type="float" office:value="29392363.2035009" calcext:value-type="float">
            <text:p>29392363.2035009</text:p>
          </table:table-cell>
          <table:table-cell/>
          <table:table-cell table:formula="of:=[$'Total Activation'.E14]*(1-EXP(-0.000568*60))" office:value-type="float" office:value="20556824.5113544" calcext:value-type="float">
            <text:p>20556825</text:p>
          </table:table-cell>
          <table:table-cell/>
          <table:table-cell table:formula="of:=[$'Total Activation'.G14]*(1-EXP(-0.00982*60))" office:value-type="float" office:value="3628616.96944615" calcext:value-type="float">
            <text:p>3628617</text:p>
          </table:table-cell>
          <table:table-cell/>
          <table:table-cell table:formula="of:=[$'Total Activation'.I14]*(1-EXP(-0.00567*60))" office:value-type="float" office:value="43105849.1112477" calcext:value-type="float">
            <text:p>43105849</text:p>
          </table:table-cell>
          <table:table-cell/>
          <table:table-cell table:formula="of:=[$'Total Activation'.K14]*(1-EXP(-0.0107*60))"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Total Activation'.A15]*(1-EXP(-0.000000151*60))" office:value-type="float" office:value="1858.55998070148" calcext:value-type="float">
            <text:p>1859</text:p>
          </table:table-cell>
          <table:table-cell/>
          <table:table-cell table:formula="of:=[$'Total Activation'.C15]*(1-EXP(-0.0359*60))" office:value-type="float" office:value="28269707.5262544" calcext:value-type="float">
            <text:p>28269707.5262544</text:p>
          </table:table-cell>
          <table:table-cell/>
          <table:table-cell table:formula="of:=[$'Total Activation'.E15]*(1-EXP(-0.000568*60))" office:value-type="float" office:value="20828891.7534325" calcext:value-type="float">
            <text:p>20828892</text:p>
          </table:table-cell>
          <table:table-cell/>
          <table:table-cell table:formula="of:=[$'Total Activation'.G15]*(1-EXP(-0.00982*60))" office:value-type="float" office:value="3579641.77108552" calcext:value-type="float">
            <text:p>3579642</text:p>
          </table:table-cell>
          <table:table-cell/>
          <table:table-cell table:formula="of:=[$'Total Activation'.I15]*(1-EXP(-0.00567*60))" office:value-type="float" office:value="43235616.5189281" calcext:value-type="float">
            <text:p>43235617</text:p>
          </table:table-cell>
          <table:table-cell/>
          <table:table-cell table:formula="of:=[$'Total Activation'.K15]*(1-EXP(-0.0107*60))" office:value-type="float" office:value="0" calcext:value-type="float">
            <text:p>0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Total Activation'.A16]*(1-EXP(-0.000000151*60))" office:value-type="float" office:value="1893.25962351169" calcext:value-type="float">
            <text:p>1893</text:p>
          </table:table-cell>
          <table:table-cell/>
          <table:table-cell table:formula="of:=[$'Total Activation'.C16]*(1-EXP(-0.0359*60))" office:value-type="float" office:value="27748158.8258013" calcext:value-type="float">
            <text:p>27748158.8258013</text:p>
          </table:table-cell>
          <table:table-cell/>
          <table:table-cell table:formula="of:=[$'Total Activation'.E16]*(1-EXP(-0.000568*60))" office:value-type="float" office:value="21068458.3520604" calcext:value-type="float">
            <text:p>21068458</text:p>
          </table:table-cell>
          <table:table-cell/>
          <table:table-cell table:formula="of:=[$'Total Activation'.G16]*(1-EXP(-0.00982*60))" office:value-type="float" office:value="3308052.03472207" calcext:value-type="float">
            <text:p>3308052</text:p>
          </table:table-cell>
          <table:table-cell/>
          <table:table-cell table:formula="of:=[$'Total Activation'.I16]*(1-EXP(-0.00567*60))" office:value-type="float" office:value="43388453.6879739" calcext:value-type="float">
            <text:p>43388454</text:p>
          </table:table-cell>
          <table:table-cell/>
          <table:table-cell table:formula="of:=[$'Total Activation'.K16]*(1-EXP(-0.0107*60))"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Total Activation'.A17]*(1-EXP(-0.000000151*60))" office:value-type="float" office:value="2050.99350897534" calcext:value-type="float">
            <text:p>2051</text:p>
          </table:table-cell>
          <table:table-cell/>
          <table:table-cell table:formula="of:=[$'Total Activation'.C17]*(1-EXP(-0.0359*60))" office:value-type="float" office:value="25396769.7695212" calcext:value-type="float">
            <text:p>25396769.7695212</text:p>
          </table:table-cell>
          <table:table-cell/>
          <table:table-cell table:formula="of:=[$'Total Activation'.E17]*(1-EXP(-0.000568*60))" office:value-type="float" office:value="21576741.6109675" calcext:value-type="float">
            <text:p>21576742</text:p>
          </table:table-cell>
          <table:table-cell/>
          <table:table-cell table:formula="of:=[$'Total Activation'.G17]*(1-EXP(-0.00982*60))" office:value-type="float" office:value="2270668.28762888" calcext:value-type="float">
            <text:p>2270668</text:p>
          </table:table-cell>
          <table:table-cell/>
          <table:table-cell table:formula="of:=[$'Total Activation'.I17]*(1-EXP(-0.00567*60))" office:value-type="float" office:value="43895988.4380126" calcext:value-type="float">
            <text:p>43895988</text:p>
          </table:table-cell>
          <table:table-cell/>
          <table:table-cell table:formula="of:=[$'Total Activation'.K17]*(1-EXP(-0.0107*60))"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Total Activation'.A18]*(1-EXP(-0.000000151*60))" office:value-type="float" office:value="2452.62148959587" calcext:value-type="float">
            <text:p>2453</text:p>
          </table:table-cell>
          <table:table-cell/>
          <table:table-cell table:formula="of:=[$'Total Activation'.C18]*(1-EXP(-0.0359*60))" office:value-type="float" office:value="18696194.9399712" calcext:value-type="float">
            <text:p>18696194.9399712</text:p>
          </table:table-cell>
          <table:table-cell/>
          <table:table-cell table:formula="of:=[$'Total Activation'.E18]*(1-EXP(-0.000568*60))" office:value-type="float" office:value="23422912.182212" calcext:value-type="float">
            <text:p>23422912</text:p>
          </table:table-cell>
          <table:table-cell/>
          <table:table-cell table:formula="of:=[$'Total Activation'.G18]*(1-EXP(-0.00982*60))" office:value-type="float" office:value="1522683.43993936" calcext:value-type="float">
            <text:p>1522683</text:p>
          </table:table-cell>
          <table:table-cell/>
          <table:table-cell table:formula="of:=[$'Total Activation'.I18]*(1-EXP(-0.00567*60))" office:value-type="float" office:value="46035708.8046534" calcext:value-type="float">
            <text:p>46035709</text:p>
          </table:table-cell>
          <table:table-cell/>
          <table:table-cell table:formula="of:=[$'Total Activation'.K18]*(1-EXP(-0.0107*60))"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Total Activation'.A19]*(1-EXP(-0.000000151*60))" office:value-type="float" office:value="2057.24488065655" calcext:value-type="float">
            <text:p>2057</text:p>
          </table:table-cell>
          <table:table-cell/>
          <table:table-cell table:formula="of:=[$'Total Activation'.C19]*(1-EXP(-0.0359*60))" office:value-type="float" office:value="11580149.1117552" calcext:value-type="float">
            <text:p>11580149.1117552</text:p>
          </table:table-cell>
          <table:table-cell/>
          <table:table-cell table:formula="of:=[$'Total Activation'.E19]*(1-EXP(-0.000568*60))" office:value-type="float" office:value="22538023.5290983" calcext:value-type="float">
            <text:p>22538024</text:p>
          </table:table-cell>
          <table:table-cell/>
          <table:table-cell table:formula="of:=[$'Total Activation'.G19]*(1-EXP(-0.00982*60))" office:value-type="float" office:value="592154.671087531" calcext:value-type="float">
            <text:p>592155</text:p>
          </table:table-cell>
          <table:table-cell/>
          <table:table-cell table:formula="of:=[$'Total Activation'.I19]*(1-EXP(-0.00567*60))" office:value-type="float" office:value="43656639.6638466" calcext:value-type="float">
            <text:p>43656640</text:p>
          </table:table-cell>
          <table:table-cell/>
          <table:table-cell table:formula="of:=[$'Total Activation'.K19]*(1-EXP(-0.0107*60))" office:value-type="float" office:value="4737.61106922895" calcext:value-type="float">
            <text:p>4737.61106922895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Total Activation'.A20]*(1-EXP(-0.000000151*60))" office:value-type="float" office:value="3066.5243086089" calcext:value-type="float">
            <text:p>3067</text:p>
          </table:table-cell>
          <table:table-cell/>
          <table:table-cell table:formula="of:=[$'Total Activation'.C20]*(1-EXP(-0.0359*60))" office:value-type="float" office:value="48627786.4608898" calcext:value-type="float">
            <text:p>48627786.4608898</text:p>
          </table:table-cell>
          <table:table-cell/>
          <table:table-cell table:formula="of:=[$'Total Activation'.E20]*(1-EXP(-0.000568*60))" office:value-type="float" office:value="34835998.9641178" calcext:value-type="float">
            <text:p>34835999</text:p>
          </table:table-cell>
          <table:table-cell/>
          <table:table-cell table:formula="of:=[$'Total Activation'.G20]*(1-EXP(-0.00982*60))" office:value-type="float" office:value="5636600.10223168" calcext:value-type="float">
            <text:p>5636600</text:p>
          </table:table-cell>
          <table:table-cell/>
          <table:table-cell table:formula="of:=[$'Total Activation'.I20]*(1-EXP(-0.00567*60))" office:value-type="float" office:value="73099422.6064369" calcext:value-type="float">
            <text:p>73099423</text:p>
          </table:table-cell>
          <table:table-cell/>
          <table:table-cell table:formula="of:=[$'Total Activation'.K20]*(1-EXP(-0.0107*60))"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$'Total Activation'.A21]*(1-EXP(-0.000000151*60))" office:value-type="float" office:value="3093.52298630457" calcext:value-type="float">
            <text:p>3094</text:p>
          </table:table-cell>
          <table:table-cell/>
          <table:table-cell table:formula="of:=[$'Total Activation'.C21]*(1-EXP(-0.0359*60))" office:value-type="float" office:value="48079718.3349899" calcext:value-type="float">
            <text:p>48079718.3349899</text:p>
          </table:table-cell>
          <table:table-cell/>
          <table:table-cell table:formula="of:=[$'Total Activation'.E21]*(1-EXP(-0.000568*60))" office:value-type="float" office:value="34631613.4743793" calcext:value-type="float">
            <text:p>34631613</text:p>
          </table:table-cell>
          <table:table-cell/>
          <table:table-cell table:formula="of:=[$'Total Activation'.G21]*(1-EXP(-0.00982*60))" office:value-type="float" office:value="5516388.25171016" calcext:value-type="float">
            <text:p>5516388</text:p>
          </table:table-cell>
          <table:table-cell/>
          <table:table-cell table:formula="of:=[$'Total Activation'.I21]*(1-EXP(-0.00567*60))" office:value-type="float" office:value="71971888.019703" calcext:value-type="float">
            <text:p>71971888</text:p>
          </table:table-cell>
          <table:table-cell/>
          <table:table-cell table:formula="of:=[$'Total Activation'.K21]*(1-EXP(-0.0107*60))" office:value-type="float" office:value="4737.61106922895" calcext:value-type="float">
            <text:p>4737.61106922895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$'Total Activation'.A22]*(1-EXP(-0.000000151*60))" office:value-type="float" office:value="3198.07491268312" calcext:value-type="float">
            <text:p>3198</text:p>
          </table:table-cell>
          <table:table-cell/>
          <table:table-cell table:formula="of:=[$'Total Activation'.C22]*(1-EXP(-0.0359*60))" office:value-type="float" office:value="45498494.2581712" calcext:value-type="float">
            <text:p>45498494.2581712</text:p>
          </table:table-cell>
          <table:table-cell/>
          <table:table-cell table:formula="of:=[$'Total Activation'.E22]*(1-EXP(-0.000568*60))" office:value-type="float" office:value="34882907.1093037" calcext:value-type="float">
            <text:p>34882907</text:p>
          </table:table-cell>
          <table:table-cell/>
          <table:table-cell table:formula="of:=[$'Total Activation'.G22]*(1-EXP(-0.00982*60))" office:value-type="float" office:value="5013279.39582376" calcext:value-type="float">
            <text:p>5013279</text:p>
          </table:table-cell>
          <table:table-cell/>
          <table:table-cell table:formula="of:=[$'Total Activation'.I22]*(1-EXP(-0.00567*60))" office:value-type="float" office:value="72646678.5396409" calcext:value-type="float">
            <text:p>72646679</text:p>
          </table:table-cell>
          <table:table-cell/>
          <table:table-cell table:formula="of:=[$'Total Activation'.K22]*(1-EXP(-0.0107*60))" office:value-type="float" office:value="4737.61106922895" calcext:value-type="float">
            <text:p>4737.61106922895</text:p>
          </table:table-cell>
          <table:table-cell/>
          <table:table-cell office:value-type="float" office:value="0.2" calcext:value-type="float">
            <text:p>0.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$'Total Activation'.A23]*(1-EXP(-0.000000151*60))" office:value-type="float" office:value="3468.78648635651" calcext:value-type="float">
            <text:p>3469</text:p>
          </table:table-cell>
          <table:table-cell/>
          <table:table-cell table:formula="of:=[$'Total Activation'.C23]*(1-EXP(-0.0359*60))" office:value-type="float" office:value="41175827.910348" calcext:value-type="float">
            <text:p>41175827.910348</text:p>
          </table:table-cell>
          <table:table-cell/>
          <table:table-cell table:formula="of:=[$'Total Activation'.E23]*(1-EXP(-0.000568*60))" office:value-type="float" office:value="36012053.1755639" calcext:value-type="float">
            <text:p>36012053</text:p>
          </table:table-cell>
          <table:table-cell/>
          <table:table-cell table:formula="of:=[$'Total Activation'.G23]*(1-EXP(-0.00982*60))" office:value-type="float" office:value="3686496.74932688" calcext:value-type="float">
            <text:p>3686497</text:p>
          </table:table-cell>
          <table:table-cell/>
          <table:table-cell table:formula="of:=[$'Total Activation'.I23]*(1-EXP(-0.00567*60))" office:value-type="float" office:value="71922864.7768015" calcext:value-type="float">
            <text:p>71922865</text:p>
          </table:table-cell>
          <table:table-cell/>
          <table:table-cell table:formula="of:=[$'Total Activation'.K23]*(1-EXP(-0.0107*60))"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$'Total Activation'.A24]*(1-EXP(-0.000000151*60))" office:value-type="float" office:value="3867.96827805831" calcext:value-type="float">
            <text:p>3868</text:p>
          </table:table-cell>
          <table:table-cell/>
          <table:table-cell table:formula="of:=[$'Total Activation'.C24]*(1-EXP(-0.0359*60))" office:value-type="float" office:value="28685178.5249204" calcext:value-type="float">
            <text:p>28685178.5249204</text:p>
          </table:table-cell>
          <table:table-cell/>
          <table:table-cell table:formula="of:=[$'Total Activation'.E24]*(1-EXP(-0.000568*60))" office:value-type="float" office:value="38189931.3449086" calcext:value-type="float">
            <text:p>38189931</text:p>
          </table:table-cell>
          <table:table-cell/>
          <table:table-cell table:formula="of:=[$'Total Activation'.G24]*(1-EXP(-0.00982*60))" office:value-type="float" office:value="2007983.13278554" calcext:value-type="float">
            <text:p>2007983</text:p>
          </table:table-cell>
          <table:table-cell/>
          <table:table-cell table:formula="of:=[$'Total Activation'.I24]*(1-EXP(-0.00567*60))" office:value-type="float" office:value="74100073.505661" calcext:value-type="float">
            <text:p>74100074</text:p>
          </table:table-cell>
          <table:table-cell/>
          <table:table-cell table:formula="of:=[$'Total Activation'.K24]*(1-EXP(-0.0107*60))"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$'Total Activation'.A25]*(1-EXP(-0.000000151*60))" office:value-type="float" office:value="2193.86906174741" calcext:value-type="float">
            <text:p>2194</text:p>
          </table:table-cell>
          <table:table-cell/>
          <table:table-cell table:formula="of:=[$'Total Activation'.C25]*(1-EXP(-0.0359*60))" office:value-type="float" office:value="12349212.4497115" calcext:value-type="float">
            <text:p>12349212.4497115</text:p>
          </table:table-cell>
          <table:table-cell/>
          <table:table-cell table:formula="of:=[$'Total Activation'.E25]*(1-EXP(-0.000568*60))" office:value-type="float" office:value="24838197.9341061" calcext:value-type="float">
            <text:p>24838198</text:p>
          </table:table-cell>
          <table:table-cell/>
          <table:table-cell table:formula="of:=[$'Total Activation'.G25]*(1-EXP(-0.00982*60))" office:value-type="float" office:value="614416.124887814" calcext:value-type="float">
            <text:p>614416</text:p>
          </table:table-cell>
          <table:table-cell/>
          <table:table-cell table:formula="of:=[$'Total Activation'.I25]*(1-EXP(-0.00567*60))" office:value-type="float" office:value="48919428.9753282" calcext:value-type="float">
            <text:p>48919429</text:p>
          </table:table-cell>
          <table:table-cell/>
          <table:table-cell table:formula="of:=[$'Total Activation'.K25]*(1-EXP(-0.0107*60))"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</table:table-row>
      </table:table>
      <table:table table:name="After One Hour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12:49:58.742358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1T01:30:21.589353462</dc:date>
    <meta:editing-duration>PT10H2M28S</meta:editing-duration>
    <meta:editing-cycles>2</meta:editing-cycles>
    <meta:generator>LibreOffice/6.0.6.2$Linux_X86_64 LibreOffice_project/00m0$Build-2</meta:generator>
    <meta:document-statistic meta:table-count="4" meta:cell-count="900" meta:object-count="0"/>
  </office:meta>
</office:document-meta>
</file>